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/>
    </style:style>
    <style:style style:name="P2" style:family="paragraph" style:parent-style-name="Standard">
      <style:paragraph-properties fo:text-align="center" style:justify-single-word="false"/>
      <style:text-properties fo:color="#000000" style:font-name="monospace" fo:font-size="20pt" fo:font-weight="bold" officeooo:rsid="001020ab" officeooo:paragraph-rsid="001020ab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000000" style:font-name="monospace" officeooo:rsid="001020ab" officeooo:paragraph-rsid="001020ab"/>
    </style:style>
    <style:style style:name="P4" style:family="paragraph" style:parent-style-name="Standard">
      <style:text-properties fo:color="#000000" style:font-name="monospace" fo:font-size="14pt" style:font-size-asian="14pt" style:font-size-complex="14pt"/>
    </style:style>
    <style:style style:name="P5" style:family="paragraph" style:parent-style-name="Standard">
      <style:text-properties fo:color="#000000" style:font-name="monospace" fo:font-size="14pt" fo:font-weight="bold" officeooo:rsid="001020ab" officeooo:paragraph-rsid="001020a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T1" style:family="text">
      <style:text-properties fo:font-size="10pt" style:font-size-asian="10pt"/>
    </style:style>
    <style:style style:name="T2" style:family="text">
      <style:text-properties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nex</text:p>
      <text:p text:style-name="P1"/>
      <text:p text:style-name="P1"/>
      <text:p text:style-name="P5">Operation with fixed maintenance</text:p>
      <text:p text:style-name="P3"/>
      <text:p text:style-name="P6"><text:span text:style-name="T1">month : January</text:span></text:p>
      <text:p text:style-name="P6"><text:span text:style-name="T1">week <text:s/>: 1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48 | <text:s/>0 | <text:s/>0 | <text:s/>0 | <text:s/>0 | <text:s/>0 | <text:s/>0 | 48 | <text:s/>0 | 48 | <text:s/>0 |</text:span></text:p>
      <text:p text:style-name="P6"><text:span text:style-name="T1">prod2 : <text:s text:c="2"/>0 | <text:s/>0 | 34 | <text:s/>0 | 34 | <text:s/>0 | <text:s/>0 | 34 | <text:s/>0 | 34 | <text:s/>0 | 34 |</text:span></text:p>
      <text:p text:style-name="P6"><text:span text:style-name="T1">prod3 : <text:s text:c="2"/>0 | 18 | <text:s/>0 | <text:s/>0 | 30 | <text:s/>0 | <text:s/>0 | <text:s/>0 | 18 | <text:s/>0 | <text:s/>0 | 30 |</text:span></text:p>
      <text:p text:style-name="P6"><text:span text:style-name="T1">prod4 : <text:s text:c="2"/>0 | <text:s/>0 | <text:s/>0 | <text:s/>0 | <text:s/>0 | <text:s/>0 | <text:s/>0 | <text:s/>0 | <text:s/>0 | <text:s/>0 | <text:s/>0 | <text:s/>0 |</text:span></text:p>
      <text:p text:style-name="P6"><text:span text:style-name="T1">prod5 : <text:s/>80 | <text:s/>0 | <text:s/>0 | 64 | <text:s/>0 | 80 | 80 | <text:s/>0 | <text:s/>0 | <text:s/>0 | <text:s/>0 | <text:s/>0 |</text:span></text:p>
      <text:p text:style-name="P6"><text:span text:style-name="T1">prod6 : <text:s text:c="2"/>0 | <text:s/>0 | <text:s/>1 | 24 | <text:s/>1 | <text:s/>0 | <text:s/>0 | <text:s/>1 | <text:s/>0 | <text:s/>1 | <text:s/>0 | <text:s/>1 |</text:span></text:p>
      <text:p text:style-name="P6"><text:span text:style-name="T1">prod7 : <text:s text:c="2"/>0 | <text:s/>0 | <text:s/>0 | <text:s/>0 | <text:s/>0 | <text:s/>0 | <text:s/>0 | <text:s/>0 | <text:s/>0 | <text:s/>0 | <text:s/>0 | <text:s/>0 |</text:span></text:p>
      <text:p text:style-name="P7"/>
      <text:p text:style-name="P6"><text:span text:style-name="T1">week <text:s/>: 2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<text:s/>0 | <text:s/>0 | 40 | <text:s/>0 |</text:span></text:p>
      <text:p text:style-name="P6"><text:span text:style-name="T1">prod2 : <text:s/>34 | 30 | 34 | 30 | 34 | 30 | <text:s/>0 | 34 | <text:s/>0 | 34 | <text:s/>0 | 34 |</text:span></text:p>
      <text:p text:style-name="P6"><text:span text:style-name="T1">prod3 : <text:s text:c="2"/>0 | <text:s/>0 | <text:s/>0 | <text:s/>0 | <text:s/>0 | <text:s/>0 | 30 | <text:s/>0 | <text:s/>0 | <text:s/>0 | <text:s/>0 | <text:s/>0 |</text:span></text:p>
      <text:p text:style-name="P6"><text:span text:style-name="T1">prod4 : <text:s text:c="2"/>0 | <text:s/>0 | <text:s/>0 | <text:s/>0 | <text:s/>0 | <text:s/>0 | 53 | <text:s/>0 | 53 | 14 | <text:s/>0 | <text:s/>0 |</text:span></text:p>
      <text:p text:style-name="P6"><text:span text:style-name="T1">prod5 : <text:s text:c="2"/>0 | <text:s/>0 | <text:s/>0 | <text:s/>0 | <text:s/>0 | <text:s/>0 | 80 | <text:s/>0 | 80 | <text:s/>0 | <text:s/>0 | <text:s/>0 |</text:span></text:p>
      <text:p text:style-name="P6"><text:span text:style-name="T1">prod6 : <text:s text:c="2"/>1 | 15 | <text:s/>1 | 15 | <text:s/>1 | 15 | <text:s/>0 | <text:s/>1 | <text:s/>0 | <text:s/>1 | 20 | <text:s/>1 |</text:span></text:p>
      <text:p text:style-name="P6"><text:span text:style-name="T1">prod7 : <text:s text:c="2"/>0 | <text:s/>0 | <text:s/>0 | <text:s/>0 | <text:s/>0 | <text:s/>0 | <text:s/>0 | <text:s/>0 | <text:s/>0 | <text:s/>0 | <text:s/>0 | <text:s/>0 |</text:span></text:p>
      <text:p text:style-name="P7"/>
      <text:p text:style-name="P6"><text:span text:style-name="T1">week <text:s/>: 3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40 | <text:s/>0 | 40 | <text:s/>0 | <text:s/>0 | 48 | 48 | <text:s/>0 | <text:s/>0 |</text:span></text:p>
      <text:p text:style-name="P6"><text:span text:style-name="T1">prod2 : <text:s/>34 | 34 | <text:s/>0 | <text:s/>0 | 34 | <text:s/>0 | <text:s/>0 | 34 | <text:s/>0 | <text:s/>0 | <text:s/>0 | 34 |</text:span></text:p>
      <text:p text:style-name="P6"><text:span text:style-name="T1">prod3 : <text:s text:c="2"/>0 | <text:s/>0 | <text:s/>0 | <text:s/>0 | <text:s/>0 | 20 | 30 | <text:s/>0 | 18 | <text:s/>0 | 30 | <text:s/>0 |</text:span></text:p>
      <text:p text:style-name="P6"><text:span text:style-name="T1">prod4 : <text:s text:c="2"/>0 | <text:s/>0 | <text:s/>0 | <text:s/>0 | <text:s/>0 | <text:s/>0 | 53 | <text:s/>0 | 37 | <text:s/>0 | 53 | <text:s/>0 |</text:span></text:p>
      <text:p text:style-name="P6"><text:span text:style-name="T1">prod5 : <text:s text:c="2"/>0 | <text:s/>0 | 80 | <text:s/>0 | <text:s/>0 | <text:s/>0 | 80 | <text:s/>0 | <text:s/>0 | <text:s/>0 | 80 | <text:s/>0 |</text:span></text:p>
      <text:p text:style-name="P6"><text:span text:style-name="T1">prod6 : <text:s text:c="2"/>1 | <text:s/>1 | <text:s/>0 | 20 | <text:s/>1 | 19 | <text:s/>0 | <text:s/>1 | <text:s/>0 | <text:s/>0 | <text:s/>0 | <text:s/>1 |</text:span></text:p>
      <text:p text:style-name="P6"><text:span text:style-name="T1">prod7 : <text:s text:c="2"/>0 | <text:s/>0 | <text:s/>0 | <text:s/>0 | <text:s/>0 | <text:s/>0 | <text:s/>0 | <text:s/>0 | <text:s/>0 | <text:s/>0 | <text:s/>0 | <text:s/>0 |</text:span></text:p>
      <text:p text:style-name="P7"/>
      <text:p text:style-name="P6"><text:span text:style-name="T1">week <text:s/>: 4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48 | <text:s/>0 | 40 | <text:s/>0 | 40 | 12 |</text:span></text:p>
      <text:p text:style-name="P6"><text:span text:style-name="T1">prod2 : <text:s/>34 | <text:s/>0 | 34 | 34 | 34 | 34 | <text:s/>0 | 25 | <text:s/>0 | 34 | <text:s/>0 | 25 |</text:span></text:p>
      <text:p text:style-name="P6"><text:span text:style-name="T1">prod3 : <text:s text:c="2"/>0 | <text:s/>0 | <text:s/>0 | <text:s/>0 | 30 | <text:s/>0 | 18 | 17 | 20 | <text:s/>0 | <text:s/>0 | <text:s/>0 |</text:span></text:p>
      <text:p text:style-name="P6"><text:span text:style-name="T1">prod4 : <text:s text:c="2"/>0 | <text:s/>0 | <text:s/>0 | <text:s/>0 | <text:s/>0 | <text:s/>0 | 37 | <text:s/>0 | <text:s/>0 | <text:s/>0 | <text:s/>0 | <text:s/>0 |</text:span></text:p>
      <text:p text:style-name="P6"><text:span text:style-name="T1">prod5 : <text:s text:c="2"/>0 | 80 | <text:s/>0 | <text:s/>0 | <text:s/>0 | <text:s/>0 | <text:s/>0 | 16 | <text:s/>0 | <text:s/>0 | <text:s/>0 | <text:s/>0 |</text:span></text:p>
      <text:p text:style-name="P6"><text:span text:style-name="T1">prod6 : <text:s text:c="2"/>1 | <text:s/>0 | <text:s/>1 | <text:s/>1 | <text:s/>1 | <text:s/>1 | <text:s/>0 | <text:s/>8 | 20 | <text:s/>1 | 20 | <text:s/>2 |</text:span></text:p>
      <text:p text:style-name="P6"><text:span text:style-name="T1">prod7 : <text:s text:c="2"/>0 | <text:s/>0 | <text:s/>0 | <text:s/>0 | <text:s/>0 | <text:s/>0 | <text:s/>0 | <text:s/>0 | <text:s/>0 | <text:s/>0 | <text:s/>0 | <text:s/>0 |</text:span></text:p>
      <text:p text:style-name="P7"/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/>
      <text:p text:style-name="P6"><text:soft-page-break/><text:span text:style-name="T1">month : February</text:span></text:p>
      <text:p text:style-name="P6"><text:span text:style-name="T1">week <text:s/>: 1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40 | 40 | <text:s/>1 | 40 | <text:s/>0 | <text:s/>0 | <text:s/>0 | <text:s/>0 | 40 | <text:s/>1 | <text:s/>0 |</text:span></text:p>
      <text:p text:style-name="P6"><text:span text:style-name="T1">prod2 : <text:s/>45 | <text:s/>0 | <text:s/>0 | <text:s/>0 | 17 | <text:s/>0 | 45 | <text:s/>0 | <text:s/>0 | <text:s/>0 | <text:s/>0 | 45 |</text:span></text:p>
      <text:p text:style-name="P6"><text:span text:style-name="T1">prod3 : <text:s/>10 | <text:s/>0 | <text:s/>0 | <text:s/>0 | <text:s/>0 | <text:s/>0 | 10 | 10 | 10 | <text:s/>0 | <text:s/>0 | 10 |</text:span></text:p>
      <text:p text:style-name="P6"><text:span text:style-name="T1">prod4 : <text:s text:c="2"/>0 | <text:s/>0 | <text:s/>0 | <text:s/>0 | <text:s/>0 | <text:s/>0 | <text:s/>0 | <text:s/>0 | <text:s/>0 | <text:s/>0 | <text:s/>0 | <text:s/>0 |</text:span></text:p>
      <text:p text:style-name="P6"><text:span text:style-name="T1">prod5 : <text:s text:c="2"/>0 | <text:s/>0 | <text:s/>0 | <text:s/>0 | <text:s/>0 | <text:s/>0 | <text:s/>1 | <text:s/>0 | 89 | <text:s/>0 | <text:s/>0 | <text:s/>0 |</text:span></text:p>
      <text:p text:style-name="P6"><text:span text:style-name="T1">prod6 : <text:s text:c="2"/>2 | 20 | 20 | <text:s/>0 | <text:s/>0 | <text:s/>0 | <text:s/>0 | 26 | 26 | <text:s/>0 | 26 | <text:s/>2 |</text:span></text:p>
      <text:p text:style-name="P6"><text:span text:style-name="T1">prod7 : <text:s text:c="2"/>0 | <text:s/>0 | <text:s/>0 | 13 | <text:s/>0 | 13 | <text:s/>0 | <text:s/>0 | <text:s/>0 | <text:s/>0 | 13 | <text:s/>0 |</text:span></text:p>
      <text:p text:style-name="P7"/>
      <text:p text:style-name="P6"><text:span text:style-name="T1">week <text:s/>: 2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40 | <text:s/>0 | <text:s/>0 | <text:s/>0 | 40 | <text:s/>0 | 40 | <text:s/>0 | 40 | <text:s/>0 |</text:span></text:p>
      <text:p text:style-name="P6"><text:span text:style-name="T1">prod2 : <text:s/>45 | 45 | <text:s/>0 | <text:s/>0 | 45 | 45 | <text:s/>0 | <text:s/>0 | <text:s/>0 | <text:s/>0 | <text:s/>0 | <text:s/>2 |</text:span></text:p>
      <text:p text:style-name="P6"><text:span text:style-name="T1">prod3 : <text:s/>10 | 10 | <text:s/>0 | 10 | 10 | 10 | <text:s/>0 | <text:s/>0 | <text:s/>0 | 10 | <text:s/>0 | 10 |</text:span></text:p>
      <text:p text:style-name="P6"><text:span text:style-name="T1">prod4 : <text:s text:c="2"/>0 | <text:s/>0 | <text:s/>0 | <text:s/>0 | <text:s/>0 | <text:s/>0 | <text:s/>0 | <text:s/>0 | <text:s/>0 | <text:s/>0 | <text:s/>0 | <text:s/>0 |</text:span></text:p>
      <text:p text:style-name="P6"><text:span text:style-name="T1">prod5 : <text:s text:c="2"/>0 | <text:s/>1 | <text:s/>0 | <text:s/>0 | <text:s/>0 | <text:s/>0 | 40 | <text:s/>0 | <text:s/>0 | <text:s/>0 | <text:s/>0 | <text:s/>0 |</text:span></text:p>
      <text:p text:style-name="P6"><text:span text:style-name="T1">prod6 : <text:s text:c="2"/>0 | <text:s/>0 | <text:s/>0 | 26 | <text:s/>0 | <text:s/>2 | <text:s/>0 | <text:s/>0 | 20 | <text:s/>0 | 20 | 26 |</text:span></text:p>
      <text:p text:style-name="P6"><text:span text:style-name="T1">prod7 : <text:s text:c="2"/>0 | <text:s/>0 | <text:s/>0 | <text:s/>0 | <text:s/>0 | <text:s/>0 | <text:s/>0 | 13 | <text:s/>0 | <text:s/>0 | <text:s/>0 | <text:s/>0 |</text:span></text:p>
      <text:p text:style-name="P7"/>
      <text:p text:style-name="P6"><text:span text:style-name="T1">week <text:s/>: 3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/>40 | 10 | <text:s/>0 | <text:s/>0 | <text:s/>0 | <text:s/>0 | 40 | 40 | 40 | <text:s/>0 | 40 | <text:s/>0 |</text:span></text:p>
      <text:p text:style-name="P6"><text:span text:style-name="T1">prod2 : <text:s/>17 | 31 | <text:s/>0 | <text:s/>0 | 45 | <text:s/>0 | <text:s/>0 | <text:s/>0 | <text:s/>0 | 36 | <text:s/>0 | 21 |</text:span></text:p>
      <text:p text:style-name="P6"><text:span text:style-name="T1">prod3 : <text:s text:c="2"/>0 | <text:s/>0 | <text:s/>1 | 10 | 10 | 10 | <text:s/>0 | <text:s/>0 | <text:s/>0 | <text:s/>0 | <text:s/>0 | 10 |</text:span></text:p>
      <text:p text:style-name="P6"><text:span text:style-name="T1">prod4 : <text:s text:c="2"/>0 | <text:s/>0 | <text:s/>0 | <text:s/>0 | <text:s/>0 | <text:s/>0 | <text:s/>0 | <text:s/>0 | <text:s/>0 | <text:s/>0 | <text:s/>0 | <text:s/>0 |</text:span></text:p>
      <text:p text:style-name="P6"><text:span text:style-name="T1">prod5 : <text:s text:c="2"/>0 | <text:s/>0 | 88 | <text:s/>0 | <text:s/>0 | <text:s/>0 | <text:s/>0 | <text:s/>0 | 40 | <text:s/>0 | <text:s/>0 | <text:s/>0 |</text:span></text:p>
      <text:p text:style-name="P6"><text:span text:style-name="T1">prod6 : <text:s text:c="2"/>0 | <text:s/>0 | <text:s/>0 | <text:s/>0 | <text:s/>0 | <text:s/>0 | 20 | 20 | <text:s/>0 | <text:s/>0 | 20 | <text:s/>0 |</text:span></text:p>
      <text:p text:style-name="P6"><text:span text:style-name="T1">prod7 : <text:s text:c="2"/>0 | 10 | 11 | <text:s/>0 | <text:s/>0 | <text:s/>0 | <text:s/>0 | <text:s/>0 | <text:s/>0 | 13 | <text:s/>0 | <text:s/>0 |</text:span></text:p>
      <text:p text:style-name="P7"/>
      <text:p text:style-name="P6"><text:span text:style-name="T1">week <text:s/>: 4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/>40 | <text:s/>4 | <text:s/>0 | <text:s/>1 | <text:s/>0 | <text:s/>1 | <text:s/>0 | <text:s/>1 | 40 | 40 | 40 | <text:s/>1 |</text:span></text:p>
      <text:p text:style-name="P6"><text:span text:style-name="T1">prod2 : <text:s/>17 | <text:s/>0 | 45 | 35 | <text:s/>0 | <text:s/>0 | <text:s/>2 | <text:s/>0 | 17 | <text:s/>0 | <text:s/>0 | <text:s/>0 |</text:span></text:p>
      <text:p text:style-name="P6"><text:span text:style-name="T1">prod3 : <text:s text:c="2"/>0 | <text:s/>0 | 10 | <text:s/>0 | 10 | <text:s/>0 | 10 | <text:s/>0 | <text:s/>0 | <text:s/>0 | <text:s/>0 | <text:s/>0 |</text:span></text:p>
      <text:p text:style-name="P6"><text:span text:style-name="T1">prod4 : <text:s text:c="2"/>0 | <text:s/>0 | <text:s/>0 | <text:s/>0 | <text:s/>0 | <text:s/>0 | <text:s/>0 | <text:s/>0 | <text:s/>0 | <text:s/>0 | <text:s/>0 | <text:s/>0 |</text:span></text:p>
      <text:p text:style-name="P6"><text:span text:style-name="T1">prod5 : <text:s text:c="2"/>0 | 62 | <text:s/>0 | <text:s/>0 | <text:s/>0 | 79 | <text:s/>0 | <text:s/>0 | <text:s/>0 | <text:s/>0 | <text:s/>0 | <text:s/>0 |</text:span></text:p>
      <text:p text:style-name="P6"><text:span text:style-name="T1">prod6 : <text:s text:c="2"/>0 | 26 | <text:s/>0 | <text:s/>0 | 26 | <text:s/>0 | 26 | 26 | <text:s/>0 | <text:s/>0 | 20 | <text:s/>0 |</text:span></text:p>
      <text:p text:style-name="P6"><text:span text:style-name="T1">prod7 : <text:s text:c="2"/>0 | 12 | <text:s/>0 | 13 | <text:s/>0 | 13 | <text:s/>0 | 13 | <text:s/>0 | <text:s/>0 | <text:s/>0 | 13 |</text:span></text:p>
      <text:p text:style-name="P7"/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6"><text:soft-page-break/><text:span text:style-name="T1">month : March</text:span></text:p>
      <text:p text:style-name="P6"><text:span text:style-name="T1">week <text:s/>: 1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<text:s/>0 | <text:s/>0 | <text:s/>0 | <text:s/>0 |</text:span></text:p>
      <text:p text:style-name="P6"><text:span text:style-name="T1">prod2 : <text:s text:c="2"/>0 | <text:s/>0 | <text:s/>0 | <text:s/>0 | <text:s/>0 | <text:s/>0 | <text:s/>0 | <text:s/>0 | <text:s/>0 | <text:s/>0 | <text:s/>0 | <text:s/>0 |</text:span></text:p>
      <text:p text:style-name="P6"><text:span text:style-name="T1">prod3 : <text:s text:c="2"/>0 | <text:s/>0 | <text:s/>0 | <text:s/>0 | <text:s/>0 | <text:s/>0 | <text:s/>0 | <text:s/>0 | <text:s/>0 | <text:s/>0 | <text:s/>0 | <text:s/>0 |</text:span></text:p>
      <text:p text:style-name="P6"><text:span text:style-name="T1">prod4 : <text:s text:c="2"/>0 | <text:s/>0 | <text:s/>0 | <text:s/>0 | <text:s/>0 | <text:s/>0 | <text:s/>0 | <text:s/>0 | <text:s/>0 | <text:s/>0 | <text:s/>0 | <text:s/>0 |</text:span></text:p>
      <text:p text:style-name="P6"><text:span text:style-name="T1">prod5 : <text:s text:c="2"/>0 | <text:s/>0 | <text:s/>0 | 76 | <text:s/>0 | <text:s/>0 | <text:s/>0 | <text:s/>0 |106 | <text:s/>0 | <text:s/>0 | <text:s/>0 |</text:span></text:p>
      <text:p text:style-name="P6"><text:span text:style-name="T1">prod6 : <text:s text:c="2"/>0 | <text:s/>0 | <text:s/>0 | <text:s/>0 | <text:s/>0 | <text:s/>0 | <text:s/>0 | <text:s/>0 | <text:s/>0 | <text:s/>0 | <text:s/>0 | <text:s/>0 |</text:span></text:p>
      <text:p text:style-name="P6"><text:span text:style-name="T1">prod7 : <text:s text:c="2"/>0 | <text:s/>0 | 40 | <text:s/>0 | <text:s/>0 | <text:s/>0 | <text:s/>0 | <text:s/>0 | <text:s/>0 | <text:s/>0 | <text:s/>0 | <text:s/>0 |</text:span></text:p>
      <text:p text:style-name="P7"/>
      <text:p text:style-name="P6"><text:span text:style-name="T1">week <text:s/>: 2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<text:s/>0 | <text:s/>0 | <text:s/>0 | <text:s/>0 |</text:span></text:p>
      <text:p text:style-name="P6"><text:span text:style-name="T1">prod2 : <text:s text:c="2"/>0 | <text:s/>0 | <text:s/>0 | <text:s/>0 | <text:s/>0 | <text:s/>0 | <text:s/>0 | <text:s/>0 | <text:s/>0 | <text:s/>0 | <text:s/>0 | <text:s/>0 |</text:span></text:p>
      <text:p text:style-name="P6"><text:span text:style-name="T1">prod3 : <text:s text:c="2"/>0 | <text:s/>0 | <text:s/>0 | <text:s/>0 | <text:s/>0 | <text:s/>0 | <text:s/>0 | <text:s/>0 | <text:s/>0 | <text:s/>0 | <text:s/>0 | <text:s/>0 |</text:span></text:p>
      <text:p text:style-name="P6"><text:span text:style-name="T1">prod4 : <text:s text:c="2"/>0 | <text:s/>0 | <text:s/>0 | <text:s/>0 | <text:s/>0 | <text:s/>0 | <text:s/>0 | <text:s/>0 | <text:s/>0 | <text:s/>0 | <text:s/>0 | <text:s/>0 |</text:span></text:p>
      <text:p text:style-name="P6"><text:span text:style-name="T1">prod5 : <text:s text:c="2"/>0 | <text:s/>0 | <text:s/>0 | <text:s/>0 | <text:s/>0 | <text:s/>0 | <text:s/>0 |106 |106 | <text:s/>0 | <text:s/>0 | <text:s/>0 |</text:span></text:p>
      <text:p text:style-name="P6"><text:span text:style-name="T1">prod6 : <text:s text:c="2"/>0 | <text:s/>0 | <text:s/>0 | <text:s/>0 | <text:s/>0 | <text:s/>0 | <text:s/>0 | <text:s/>0 | <text:s/>0 | <text:s/>0 | <text:s/>0 | <text:s/>0 |</text:span></text:p>
      <text:p text:style-name="P6"><text:span text:style-name="T1">prod7 : <text:s text:c="2"/>0 | <text:s/>0 | <text:s/>0 | <text:s/>0 | <text:s/>0 | <text:s/>0 | <text:s/>0 | <text:s/>0 | <text:s/>0 | <text:s/>0 | <text:s/>0 | <text:s/>0 |</text:span></text:p>
      <text:p text:style-name="P7"/>
      <text:p text:style-name="P6"><text:span text:style-name="T1">week <text:s/>: 3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<text:s/>0 | <text:s/>0 | <text:s/>0 | <text:s/>0 |</text:span></text:p>
      <text:p text:style-name="P6"><text:span text:style-name="T1">prod2 : <text:s text:c="2"/>0 | <text:s/>0 | <text:s/>0 | <text:s/>0 | <text:s/>0 | <text:s/>0 | <text:s/>0 | <text:s/>0 | <text:s/>0 | <text:s/>0 | <text:s/>0 | <text:s/>0 |</text:span></text:p>
      <text:p text:style-name="P6"><text:span text:style-name="T1">prod3 : <text:s text:c="2"/>0 | <text:s/>0 | <text:s/>0 | <text:s/>0 | <text:s/>0 | <text:s/>0 | <text:s/>0 | <text:s/>0 | <text:s/>0 | <text:s/>0 | <text:s/>0 | <text:s/>0 |</text:span></text:p>
      <text:p text:style-name="P6"><text:span text:style-name="T1">prod4 : <text:s text:c="2"/>0 | <text:s/>0 | <text:s/>0 | <text:s/>0 | <text:s/>0 | <text:s/>0 | <text:s/>0 | <text:s/>0 | <text:s/>0 | <text:s/>0 | <text:s/>0 | <text:s/>0 |</text:span></text:p>
      <text:p text:style-name="P6"><text:span text:style-name="T1">prod5 : <text:s text:c="2"/>0 | <text:s/>0 | <text:s/>0 | <text:s/>0 | <text:s/>0 | <text:s/>0 | <text:s/>0 | <text:s/>0 |106 | <text:s/>0 | <text:s/>0 | <text:s/>0 |</text:span></text:p>
      <text:p text:style-name="P6"><text:span text:style-name="T1">prod6 : <text:s text:c="2"/>0 | <text:s/>0 | <text:s/>0 | <text:s/>0 | <text:s/>0 | <text:s/>0 | <text:s/>0 | <text:s/>0 | <text:s/>0 | <text:s/>0 | <text:s/>0 | <text:s/>0 |</text:span></text:p>
      <text:p text:style-name="P6"><text:span text:style-name="T1">prod7 : <text:s text:c="2"/>0 | <text:s/>0 | <text:s/>0 | <text:s/>0 | <text:s/>0 | <text:s/>0 | <text:s/>0 | 40 | <text:s/>0 | <text:s/>0 | <text:s/>0 | <text:s/>0 |</text:span></text:p>
      <text:p text:style-name="P7"/>
      <text:p text:style-name="P6"><text:span text:style-name="T1">week <text:s/>: 4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<text:s/>0 | <text:s/>0 | <text:s/>0 | <text:s/>0 |</text:span></text:p>
      <text:p text:style-name="P6"><text:span text:style-name="T1">prod2 : <text:s text:c="2"/>0 | <text:s/>0 | <text:s/>0 | <text:s/>0 | <text:s/>0 | <text:s/>0 | <text:s/>0 | <text:s/>0 | <text:s/>0 | <text:s/>0 | <text:s/>0 | <text:s/>0 |</text:span></text:p>
      <text:p text:style-name="P6"><text:span text:style-name="T1">prod3 : <text:s text:c="2"/>0 | <text:s/>0 | <text:s/>0 | <text:s/>0 | <text:s/>0 | <text:s/>0 | <text:s/>0 | <text:s/>0 | <text:s/>0 | <text:s/>0 | <text:s/>0 | <text:s/>0 |</text:span></text:p>
      <text:p text:style-name="P6"><text:span text:style-name="T1">prod4 : <text:s text:c="2"/>0 | <text:s/>0 | <text:s/>0 | <text:s/>0 | <text:s/>0 | <text:s/>0 | <text:s/>0 | <text:s/>0 | <text:s/>0 | <text:s/>0 | <text:s/>0 | <text:s/>0 |</text:span></text:p>
      <text:p text:style-name="P6"><text:span text:style-name="T1">prod5 : <text:s text:c="2"/>0 | <text:s/>0 | <text:s/>0 | <text:s/>0 | <text:s/>0 | <text:s/>0 | <text:s/>0 | <text:s/>0 | <text:s/>0 | <text:s/>0 | <text:s/>0 | <text:s/>0 |</text:span></text:p>
      <text:p text:style-name="P6"><text:span text:style-name="T1">prod6 : <text:s text:c="2"/>0 | <text:s/>0 | <text:s/>0 | <text:s/>0 | <text:s/>0 | <text:s/>0 | <text:s/>0 | <text:s/>0 | <text:s/>0 | <text:s/>0 | <text:s/>0 | <text:s/>0 |</text:span></text:p>
      <text:p text:style-name="P6"><text:span text:style-name="T1">prod7 : <text:s text:c="2"/>0 | <text:s/>0 | <text:s/>0 | <text:s/>0 | <text:s/>0 | <text:s/>0 | 20 | <text:s/>0 | <text:s/>0 | <text:s/>0 | <text:s/>0 | <text:s/>0 |</text:span></text:p>
      <text:p text:style-name="P7"/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/>
      <text:p text:style-name="P6"><text:soft-page-break/><text:span text:style-name="T1">month : April</text:span></text:p>
      <text:p text:style-name="P6"><text:span text:style-name="T1">week <text:s/>: 1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<text:s/>0 | <text:s/>0 | <text:s/>0 | <text:s/>0 |</text:span></text:p>
      <text:p text:style-name="P6"><text:span text:style-name="T1">prod2 : <text:s/>40 | 40 | <text:s/>0 | 40 | <text:s/>0 | 40 | <text:s/>0 | <text:s/>0 | <text:s/>0 | <text:s/>0 | <text:s/>0 | <text:s/>0 |</text:span></text:p>
      <text:p text:style-name="P6"><text:span text:style-name="T1">prod3 : <text:s text:c="2"/>0 | 30 | 30 | <text:s/>0 | <text:s/>0 | <text:s/>0 | <text:s/>0 | <text:s/>0 | 30 | <text:s/>0 | 30 | <text:s/>0 |</text:span></text:p>
      <text:p text:style-name="P6"><text:span text:style-name="T1">prod4 : <text:s text:c="2"/>0 | <text:s/>0 | <text:s/>0 | <text:s/>0 | <text:s/>0 | <text:s/>0 | 26 | 26 | 26 | <text:s/>0 | 26 | 26 |</text:span></text:p>
      <text:p text:style-name="P6"><text:span text:style-name="T1">prod5 : <text:s text:c="2"/>0 | <text:s/>0 | <text:s/>0 | <text:s/>0 | <text:s/>0 | <text:s/>0 | <text:s/>0 | <text:s/>0 | 94 | <text:s/>0 | <text:s/>0 | <text:s/>0 |</text:span></text:p>
      <text:p text:style-name="P6"><text:span text:style-name="T1">prod6 : <text:s text:c="2"/>0 | <text:s/>0 | <text:s/>0 | <text:s/>0 | <text:s/>0 | <text:s/>0 | <text:s/>0 | <text:s/>0 | <text:s/>0 | <text:s/>0 | <text:s/>0 | <text:s/>0 |</text:span></text:p>
      <text:p text:style-name="P6"><text:span text:style-name="T1">prod7 : <text:s text:c="2"/>0 | <text:s/>0 | <text:s/>0 | <text:s/>0 | <text:s/>0 | <text:s/>0 | 20 | <text:s/>0 | <text:s/>0 | <text:s/>0 | <text:s/>0 | <text:s/>0 |</text:span></text:p>
      <text:p text:style-name="P7"/>
      <text:p text:style-name="P6"><text:span text:style-name="T1">week <text:s/>: 2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64 | <text:s/>0 | <text:s/>0 | <text:s/>0 |</text:span></text:p>
      <text:p text:style-name="P6"><text:span text:style-name="T1">prod2 : <text:s/>40 | 40 | <text:s/>0 | 15 | <text:s/>0 | <text:s/>0 | <text:s/>0 | <text:s/>0 | <text:s/>0 | <text:s/>0 | <text:s/>0 | <text:s/>0 |</text:span></text:p>
      <text:p text:style-name="P6"><text:span text:style-name="T1">prod3 : <text:s text:c="2"/>0 | <text:s/>0 | 30 | <text:s/>0 | <text:s/>0 | <text:s/>0 | 30 | <text:s/>0 | 10 | <text:s/>0 | <text:s/>0 | <text:s/>0 |</text:span></text:p>
      <text:p text:style-name="P6"><text:span text:style-name="T1">prod4 : <text:s text:c="2"/>0 | <text:s/>0 | 26 | <text:s/>0 | <text:s/>0 | <text:s/>0 | 26 | <text:s/>0 | <text:s/>5 | <text:s/>0 | 26 | 26 |</text:span></text:p>
      <text:p text:style-name="P6"><text:span text:style-name="T1">prod5 : <text:s text:c="2"/>0 | <text:s/>0 | <text:s/>0 | <text:s/>0 | <text:s/>0 | <text:s/>0 | <text:s/>0 | <text:s/>0 | <text:s/>0 | <text:s/>0 | <text:s/>0 | <text:s/>0 |</text:span></text:p>
      <text:p text:style-name="P6"><text:span text:style-name="T1">prod6 : <text:s text:c="2"/>0 | <text:s/>0 | <text:s/>0 | <text:s/>0 | <text:s/>0 | <text:s/>0 | <text:s/>0 | <text:s/>0 | <text:s/>0 | <text:s/>0 | <text:s/>0 | <text:s/>0 |</text:span></text:p>
      <text:p text:style-name="P6"><text:span text:style-name="T1">prod7 : <text:s text:c="2"/>0 | <text:s/>0 | <text:s/>0 | 40 | <text:s/>0 | <text:s/>0 | <text:s/>0 | <text:s/>0 | <text:s/>0 | <text:s/>0 | <text:s/>0 | <text:s/>0 |</text:span></text:p>
      <text:p text:style-name="P7"/>
      <text:p text:style-name="P6"><text:span text:style-name="T1">week <text:s/>: 3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2 | 64 | <text:s/>0 | <text:s/>6 | <text:s/>0 | <text:s/>0 | <text:s/>0 | <text:s/>0 | 64 | <text:s/>0 | <text:s/>0 | <text:s/>0 |</text:span></text:p>
      <text:p text:style-name="P6"><text:span text:style-name="T1">prod2 : <text:s text:c="2"/>0 | <text:s/>0 | <text:s/>0 | <text:s/>0 | <text:s/>0 | <text:s/>0 | 40 | <text:s/>0 | <text:s/>0 | <text:s/>0 | <text:s/>1 | <text:s/>0 |</text:span></text:p>
      <text:p text:style-name="P6"><text:span text:style-name="T1">prod3 : <text:s text:c="2"/>0 | <text:s/>0 | <text:s/>0 | <text:s/>0 | <text:s/>0 | <text:s/>0 | 30 | 30 | <text:s/>0 | <text:s/>0 | 30 | 30 |</text:span></text:p>
      <text:p text:style-name="P6"><text:span text:style-name="T1">prod4 : <text:s/>26 | <text:s/>0 | 26 | <text:s/>0 | 26 | <text:s/>0 | <text:s/>0 | <text:s/>0 | <text:s/>5 | <text:s/>0 | 26 | <text:s/>0 |</text:span></text:p>
      <text:p text:style-name="P6"><text:span text:style-name="T1">prod5 : <text:s text:c="2"/>0 | <text:s/>0 |106 | <text:s/>0 | <text:s/>0 | <text:s/>0 | <text:s/>0 | <text:s/>0 | <text:s/>0 | <text:s/>0 | <text:s/>0 | <text:s/>0 |</text:span></text:p>
      <text:p text:style-name="P6"><text:span text:style-name="T1">prod6 : <text:s text:c="2"/>0 | <text:s/>0 | <text:s/>0 | <text:s/>0 | <text:s/>0 | <text:s/>0 | <text:s/>0 | <text:s/>0 | <text:s/>0 | <text:s/>0 | <text:s/>0 | <text:s/>0 |</text:span></text:p>
      <text:p text:style-name="P6"><text:span text:style-name="T1">prod7 : <text:s text:c="2"/>0 | <text:s/>0 | <text:s/>0 | <text:s/>0 | <text:s/>0 | <text:s/>0 | <text:s/>0 | <text:s/>0 | <text:s/>0 | <text:s/>0 | <text:s/>0 | <text:s/>0 |</text:span></text:p>
      <text:p text:style-name="P7"/>
      <text:p text:style-name="P6"><text:span text:style-name="T1">week <text:s/>: 4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<text:s/>0 | <text:s/>0 | <text:s/>0 | <text:s/>0 |</text:span></text:p>
      <text:p text:style-name="P6"><text:span text:style-name="T1">prod2 : <text:s text:c="2"/>0 | <text:s/>0 | <text:s/>1 | <text:s/>0 | <text:s/>0 | <text:s/>0 | <text:s/>1 | <text:s/>0 | <text:s/>1 | <text:s/>0 | <text:s/>1 | <text:s/>0 |</text:span></text:p>
      <text:p text:style-name="P6"><text:span text:style-name="T1">prod3 : <text:s/>30 | <text:s/>0 | <text:s/>0 | <text:s/>0 | <text:s/>0 | <text:s/>0 | <text:s/>0 | <text:s/>0 | 30 | <text:s/>0 | 30 | <text:s/>0 |</text:span></text:p>
      <text:p text:style-name="P6"><text:span text:style-name="T1">prod4 : <text:s/>26 | <text:s/>0 | 26 | <text:s/>0 | 26 | <text:s/>0 | 26 | <text:s/>0 | 26 | <text:s/>0 | 22 | <text:s/>0 |</text:span></text:p>
      <text:p text:style-name="P6"><text:span text:style-name="T1">prod5 : <text:s text:c="2"/>0 | <text:s/>0 | <text:s/>0 | <text:s/>0 | <text:s/>0 | <text:s/>0 | <text:s/>0 | <text:s/>0 | <text:s/>0 | <text:s/>0 | <text:s/>0 | <text:s/>0 |</text:span></text:p>
      <text:p text:style-name="P6"><text:span text:style-name="T1">prod6 : <text:s text:c="2"/>0 | <text:s/>0 | <text:s/>0 | <text:s/>0 | <text:s/>0 | <text:s/>0 | <text:s/>0 | <text:s/>0 | <text:s/>0 | <text:s/>0 | <text:s/>0 | <text:s/>0 |</text:span></text:p>
      <text:p text:style-name="P6"><text:span text:style-name="T1">prod7 : <text:s text:c="2"/>0 | <text:s/>0 | <text:s/>0 | <text:s/>0 | <text:s/>0 | <text:s/>0 | <text:s/>0 | 40 | <text:s/>0 | <text:s/>0 | <text:s/>0 | <text:s/>0 |</text:span></text:p>
      <text:p text:style-name="P7"/>
      <text:p text:style-name="P6"><text:span text:style-name="T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<text:span text:style-name="T1">month : May</text:span></text:p>
      <text:p text:style-name="P6"><text:span text:style-name="T1">week <text:s/>: 1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<text:s/>0 | <text:s/>0 | <text:s/>0 | <text:s/>0 |</text:span></text:p>
      <text:p text:style-name="P6"><text:span text:style-name="T1">prod2 : <text:s text:c="2"/>1 | <text:s/>0 | <text:s/>0 | <text:s/>0 | <text:s/>0 | <text:s/>0 | <text:s/>0 | <text:s/>0 | <text:s/>0 | <text:s/>0 | <text:s/>0 | <text:s/>0 |</text:span></text:p>
      <text:p text:style-name="P6"><text:span text:style-name="T1">prod3 : <text:s text:c="2"/>0 | 30 | 30 | <text:s/>0 | <text:s/>0 | <text:s/>0 | 30 | <text:s/>0 | 30 | <text:s/>0 | 30 | <text:s/>0 |</text:span></text:p>
      <text:p text:style-name="P6"><text:span text:style-name="T1">prod4 : <text:s text:c="2"/>0 | <text:s/>0 | <text:s/>0 | <text:s/>0 | <text:s/>0 | <text:s/>0 | <text:s/>0 | <text:s/>0 | 26 | <text:s/>0 | <text:s/>0 | 26 |</text:span></text:p>
      <text:p text:style-name="P6"><text:span text:style-name="T1">prod5 : <text:s text:c="2"/>0 | 80 | <text:s/>0 | 80 | <text:s/>0 | <text:s/>0 | 71 | 79 | 80 | <text:s/>0 | <text:s/>0 | <text:s/>0 |</text:span></text:p>
      <text:p text:style-name="P6"><text:span text:style-name="T1">prod6 : <text:s/>13 | <text:s/>0 | 13 | <text:s/>0 | 13 | <text:s/>0 | 13 | <text:s/>1 | <text:s/>0 | 13 | 13 | <text:s/>0 |</text:span></text:p>
      <text:p text:style-name="P6"><text:span text:style-name="T1">prod7 : <text:s text:c="2"/>0 | <text:s/>0 | <text:s/>0 | <text:s/>0 | <text:s/>0 | <text:s/>0 | <text:s/>0 | <text:s/>0 | <text:s/>0 | <text:s/>0 | <text:s/>0 | <text:s/>0 |</text:span></text:p>
      <text:p text:style-name="P7"/>
      <text:p text:style-name="P6"><text:span text:style-name="T1">week <text:s/>: 2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<text:s/>0 | <text:s/>0 | <text:s/>0 | <text:s/>0 |</text:span></text:p>
      <text:p text:style-name="P6"><text:span text:style-name="T1">prod2 : <text:s text:c="2"/>1 | <text:s/>0 | <text:s/>0 | <text:s/>0 | <text:s/>0 | 34 | <text:s/>0 | <text:s/>0 | <text:s/>0 | <text:s/>0 | <text:s/>0 | <text:s/>0 |</text:span></text:p>
      <text:p text:style-name="P6"><text:span text:style-name="T1">prod3 : <text:s text:c="2"/>0 | <text:s/>0 | <text:s/>0 | <text:s/>0 | <text:s/>0 | <text:s/>0 | 30 | <text:s/>0 | 30 | <text:s/>0 | 20 | <text:s/>0 |</text:span></text:p>
      <text:p text:style-name="P6"><text:span text:style-name="T1">prod4 : <text:s text:c="2"/>0 | <text:s/>0 | <text:s/>0 | <text:s/>0 | <text:s/>0 | <text:s/>0 | <text:s/>0 | <text:s/>0 | 26 | <text:s/>0 | <text:s/>0 | <text:s/>0 |</text:span></text:p>
      <text:p text:style-name="P6"><text:span text:style-name="T1">prod5 : <text:s text:c="2"/>0 | <text:s/>0 | 71 | <text:s/>0 | 71 | <text:s/>0 | <text:s/>0 | 15 | 80 | <text:s/>0 | <text:s/>0 | <text:s/>0 |</text:span></text:p>
      <text:p text:style-name="P6"><text:span text:style-name="T1">prod6 : <text:s/>13 | <text:s/>0 | 13 | <text:s/>0 | 13 | <text:s/>0 | 13 | <text:s/>0 | <text:s/>0 | <text:s/>0 | 13 | <text:s/>0 |</text:span></text:p>
      <text:p text:style-name="P6"><text:span text:style-name="T1">prod7 : <text:s text:c="2"/>0 | <text:s/>0 | <text:s/>0 | <text:s/>0 | <text:s/>0 | <text:s/>0 | <text:s/>0 | <text:s/>0 | <text:s/>0 | <text:s/>0 | <text:s/>0 | <text:s/>0 |</text:span></text:p>
      <text:p text:style-name="P7"/>
      <text:p text:style-name="P6"><text:span text:style-name="T1">week <text:s/>: 3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<text:s/>0 | <text:s/>0 | <text:s/>0 | <text:s/>0 |</text:span></text:p>
      <text:p text:style-name="P6"><text:span text:style-name="T1">prod2 : <text:s text:c="2"/>0 | <text:s/>0 | <text:s/>0 | <text:s/>0 | <text:s/>0 | <text:s/>0 | <text:s/>0 | <text:s/>0 | 34 | <text:s/>0 | <text:s/>0 | <text:s/>0 |</text:span></text:p>
      <text:p text:style-name="P6"><text:span text:style-name="T1">prod3 : <text:s text:c="2"/>0 | <text:s/>0 | <text:s/>0 | <text:s/>0 | 30 | <text:s/>0 | 30 | <text:s/>0 | 30 | <text:s/>0 | 30 | 30 |</text:span></text:p>
      <text:p text:style-name="P6"><text:span text:style-name="T1">prod4 : <text:s text:c="2"/>0 | <text:s/>0 | <text:s/>0 | <text:s/>0 | <text:s/>0 | <text:s/>0 | <text:s/>0 | <text:s/>0 | <text:s/>0 | <text:s/>0 | <text:s/>0 | <text:s/>0 |</text:span></text:p>
      <text:p text:style-name="P6"><text:span text:style-name="T1">prod5 : <text:s text:c="2"/>0 | <text:s/>0 | <text:s/>0 | <text:s/>0 | <text:s/>0 | <text:s/>0 | <text:s/>0 | <text:s/>0 | <text:s/>0 | <text:s/>0 | 80 | <text:s/>0 |</text:span></text:p>
      <text:p text:style-name="P6"><text:span text:style-name="T1">prod6 : <text:s/>13 | 13 | <text:s/>0 | <text:s/>0 | 13 | 13 | 13 | <text:s/>0 | <text:s/>0 | 13 | <text:s/>0 | <text:s/>0 |</text:span></text:p>
      <text:p text:style-name="P6"><text:span text:style-name="T1">prod7 : <text:s text:c="2"/>0 | <text:s/>0 | <text:s/>0 | <text:s/>0 | <text:s/>0 | <text:s/>0 | <text:s/>0 | <text:s/>0 | <text:s/>0 | <text:s/>0 | <text:s/>0 | <text:s/>0 |</text:span></text:p>
      <text:p text:style-name="P7"/>
      <text:p text:style-name="P6"><text:span text:style-name="T1">week <text:s/>: 4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<text:s/>0 | <text:s/>0 | <text:s/>0 | <text:s/>0 |</text:span></text:p>
      <text:p text:style-name="P6"><text:span text:style-name="T1">prod2 : <text:s text:c="2"/>0 | <text:s/>0 | 30 | <text:s/>0 | <text:s/>0 | <text:s/>0 | <text:s/>0 | <text:s/>0 | <text:s/>0 | <text:s/>0 | <text:s/>0 | <text:s/>0 |</text:span></text:p>
      <text:p text:style-name="P6"><text:span text:style-name="T1">prod3 : <text:s/>30 | <text:s/>0 | <text:s/>0 | <text:s/>0 | <text:s/>0 | 30 | 30 | <text:s/>0 | 30 | <text:s/>0 | <text:s/>0 | <text:s/>0 |</text:span></text:p>
      <text:p text:style-name="P6"><text:span text:style-name="T1">prod4 : <text:s text:c="2"/>0 | <text:s/>0 | <text:s/>0 | <text:s/>0 | <text:s/>0 | <text:s/>0 | <text:s/>0 | 22 | <text:s/>0 | <text:s/>0 | <text:s/>0 | <text:s/>0 |</text:span></text:p>
      <text:p text:style-name="P6"><text:span text:style-name="T1">prod5 : <text:s/>71 | <text:s/>0 | <text:s/>0 | <text:s/>0 | 71 | <text:s/>0 | <text:s/>0 | <text:s/>0 | <text:s/>0 | 80 | 71 | <text:s/>0 |</text:span></text:p>
      <text:p text:style-name="P6"><text:span text:style-name="T1">prod6 : <text:s/>13 | 13 | <text:s/>0 | 13 | 13 | 13 | <text:s/>0 | <text:s/>0 | <text:s/>0 | <text:s/>0 | 13 | <text:s/>0 |</text:span></text:p>
      <text:p text:style-name="P6"><text:span text:style-name="T1">prod7 : <text:s text:c="2"/>0 | <text:s/>0 | <text:s/>0 | <text:s/>0 | <text:s/>0 | <text:s/>0 | <text:s/>0 | <text:s/>0 | <text:s/>0 | <text:s/>0 | <text:s/>0 | <text:s/>0 |</text:span></text:p>
      <text:p text:style-name="P7"/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/>
      <text:p text:style-name="P6"><text:soft-page-break/><text:span text:style-name="T1">month : June</text:span></text:p>
      <text:p text:style-name="P6"><text:span text:style-name="T1">week <text:s/>: 1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<text:s/>0 | 64 | <text:s/>0 | <text:s/>0 |</text:span></text:p>
      <text:p text:style-name="P6"><text:span text:style-name="T1">prod2 : <text:s text:c="2"/>0 | 45 | 45 | 45 | <text:s/>2 | 45 | <text:s/>0 | <text:s/>0 | <text:s/>0 | <text:s/>0 | <text:s/>0 | <text:s/>2 |</text:span></text:p>
      <text:p text:style-name="P6"><text:span text:style-name="T1">prod3 : <text:s text:c="2"/>0 | 20 | <text:s/>0 | <text:s/>0 | <text:s/>0 | <text:s/>0 | <text:s/>0 | <text:s/>0 | 20 | <text:s/>0 | <text:s/>2 | <text:s/>0 |</text:span></text:p>
      <text:p text:style-name="P6"><text:span text:style-name="T1">prod4 : <text:s text:c="2"/>0 | <text:s/>0 | <text:s/>0 | <text:s/>0 | <text:s/>0 | <text:s/>0 | 53 | 53 | <text:s/>0 | 21 | <text:s/>0 | <text:s/>0 |</text:span></text:p>
      <text:p text:style-name="P6"><text:span text:style-name="T1">prod5 : <text:s/>89 | <text:s/>0 | <text:s/>0 | <text:s/>0 | <text:s/>0 | <text:s/>0 |106 | <text:s/>0 | 89 | <text:s/>0 | 85 | <text:s/>0 |</text:span></text:p>
      <text:p text:style-name="P6"><text:span text:style-name="T1">prod6 : <text:s/>26 | <text:s/>0 | <text:s/>0 | <text:s/>2 | 26 | <text:s/>1 | <text:s/>0 | <text:s/>0 | 26 | <text:s/>0 | 26 | 26 |</text:span></text:p>
      <text:p text:style-name="P6"><text:span text:style-name="T1">prod7 : <text:s text:c="2"/>0 | <text:s/>0 | <text:s/>0 | <text:s/>0 | <text:s/>0 | <text:s/>0 | <text:s/>0 | <text:s/>0 | <text:s/>0 | <text:s/>0 | <text:s/>0 | 26 |</text:span></text:p>
      <text:p text:style-name="P7"/>
      <text:p text:style-name="P6"><text:span text:style-name="T1">week <text:s/>: 2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<text:s/>0 | <text:s/>0 | <text:s/>0 | <text:s/>0 | <text:s/>0 | 64 | <text:s/>0 | 64 | 64 |</text:span></text:p>
      <text:p text:style-name="P6"><text:span text:style-name="T1">prod2 : <text:s/>45 | 45 | <text:s/>2 | <text:s/>2 | <text:s/>2 | 14 | <text:s/>0 | <text:s/>0 | <text:s/>0 | 45 | <text:s/>0 | <text:s/>0 |</text:span></text:p>
      <text:p text:style-name="P6"><text:span text:style-name="T1">prod3 : <text:s text:c="2"/>0 | <text:s/>0 | <text:s/>0 | <text:s/>0 | 20 | <text:s/>0 | 20 | <text:s/>0 | <text:s/>4 | <text:s/>0 | <text:s/>0 | <text:s/>0 |</text:span></text:p>
      <text:p text:style-name="P6"><text:span text:style-name="T1">prod4 : <text:s text:c="2"/>0 | <text:s/>0 | <text:s/>0 | <text:s/>0 | <text:s/>0 | <text:s/>0 | 53 | <text:s/>0 | 32 | <text:s/>0 | 32 | <text:s/>0 |</text:span></text:p>
      <text:p text:style-name="P6"><text:span text:style-name="T1">prod5 : <text:s text:c="2"/>0 | <text:s/>1 | <text:s/>0 | <text:s/>0 | <text:s/>0 | <text:s/>0 |106 |106 | <text:s/>0 | <text:s/>0 | <text:s/>0 | <text:s/>0 |</text:span></text:p>
      <text:p text:style-name="P6"><text:span text:style-name="T1">prod6 : <text:s text:c="2"/>0 | <text:s/>0 | 26 | 26 | 26 | 22 | <text:s/>0 | <text:s/>1 | <text:s/>0 | <text:s/>0 | <text:s/>0 | <text:s/>0 |</text:span></text:p>
      <text:p text:style-name="P6"><text:span text:style-name="T1">prod7 : <text:s text:c="2"/>0 | <text:s/>0 | <text:s/>0 | <text:s/>0 | <text:s/>0 | <text:s/>0 | <text:s/>0 | <text:s/>0 | <text:s/>0 | <text:s/>0 | <text:s/>0 | <text:s/>0 |</text:span></text:p>
      <text:p text:style-name="P7"/>
      <text:p text:style-name="P6"><text:span text:style-name="T1">week <text:s/>: 3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43 | <text:s/>0 | <text:s/>0 | <text:s/>0 | <text:s/>0 | 64 | <text:s/>0 | <text:s/>0 | 64 | <text:s/>0 | <text:s/>0 |</text:span></text:p>
      <text:p text:style-name="P6"><text:span text:style-name="T1">prod2 : <text:s/>45 | 15 | <text:s/>0 | 45 | <text:s/>2 | <text:s/>0 | <text:s/>0 | <text:s/>0 | <text:s/>0 | <text:s/>0 | <text:s/>0 | <text:s/>2 |</text:span></text:p>
      <text:p text:style-name="P6"><text:span text:style-name="T1">prod3 : <text:s text:c="2"/>0 | <text:s/>0 | <text:s/>0 | <text:s/>0 | <text:s/>0 | <text:s/>0 | <text:s/>0 | <text:s/>0 | 20 | <text:s/>4 | 20 | <text:s/>0 |</text:span></text:p>
      <text:p text:style-name="P6"><text:span text:style-name="T1">prod4 : <text:s text:c="2"/>0 | <text:s/>0 | 53 | <text:s/>0 | <text:s/>0 | <text:s/>0 | <text:s/>0 | <text:s/>0 | <text:s/>0 | <text:s/>0 | <text:s/>0 | <text:s/>0 |</text:span></text:p>
      <text:p text:style-name="P6"><text:span text:style-name="T1">prod5 : <text:s text:c="2"/>0 | <text:s/>0 | <text:s/>0 | <text:s/>0 | <text:s/>0 |106 | <text:s/>0 | 89 | 89 | <text:s/>0 | 89 | <text:s/>0 |</text:span></text:p>
      <text:p text:style-name="P6"><text:span text:style-name="T1">prod6 : <text:s text:c="2"/>2 | <text:s/>0 | <text:s/>0 | <text:s/>0 | 26 | <text:s/>0 | <text:s/>0 | 26 | 26 | <text:s/>0 | 26 | 26 |</text:span></text:p>
      <text:p text:style-name="P6"><text:span text:style-name="T1">prod7 : <text:s text:c="2"/>0 | <text:s/>0 | <text:s/>0 | <text:s/>0 | 26 | <text:s/>0 | <text:s/>0 | <text:s/>0 | <text:s/>0 | <text:s/>0 | <text:s/>0 | <text:s/>0 |</text:span></text:p>
      <text:p text:style-name="P7"/>
      <text:p text:style-name="P6"><text:span text:style-name="T1">week <text:s/>: 4</text:span></text:p>
      <text:p text:style-name="P6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6"><text:span text:style-name="T1">shift : <text:s/>1 <text:s/>| 2 <text:s/>| 1 <text:s/>| 2 <text:s/>| 1 <text:s/>| 2 <text:s/>| 1 <text:s/>| 2 <text:s/>| 1 <text:s/>| 2 <text:s/>| 1 <text:s/>| 2 <text:s/>|</text:span></text:p>
      <text:p text:style-name="P6"><text:span text:style-name="T1">prod1 : <text:s text:c="2"/>0 | <text:s/>0 | <text:s/>0 | 59 | <text:s/>0 | <text:s/>0 | <text:s/>0 | <text:s/>0 | <text:s/>0 | <text:s/>0 | 64 | <text:s/>0 |</text:span></text:p>
      <text:p text:style-name="P6"><text:span text:style-name="T1">prod2 : <text:s/>45 | <text:s/>2 | <text:s/>2 | <text:s/>0 | <text:s/>2 | <text:s/>0 | <text:s/>0 | <text:s/>2 | <text:s/>2 | <text:s/>2 | <text:s/>0 | 45 |</text:span></text:p>
      <text:p text:style-name="P6"><text:span text:style-name="T1">prod3 : <text:s text:c="2"/>0 | <text:s/>0 | <text:s/>0 | <text:s/>0 | <text:s/>0 | <text:s/>0 | 20 | <text:s/>0 | <text:s/>0 | <text:s/>0 | <text:s/>0 | <text:s/>0 |</text:span></text:p>
      <text:p text:style-name="P6"><text:span text:style-name="T1">prod4 : <text:s text:c="2"/>0 | <text:s/>0 | <text:s/>0 | <text:s/>0 | <text:s/>0 | <text:s/>0 | 53 | <text:s/>0 | <text:s/>0 | <text:s/>0 | <text:s/>0 | <text:s/>0 |</text:span></text:p>
      <text:p text:style-name="P6"><text:span text:style-name="T1">prod5 : <text:s text:c="2"/>0 | <text:s/>0 | <text:s/>0 | <text:s/>0 | <text:s/>0 | 89 |106 | <text:s/>0 | <text:s/>0 | <text:s/>0 | <text:s/>0 | <text:s/>0 |</text:span></text:p>
      <text:p text:style-name="P6"><text:span text:style-name="T1">prod6 : <text:s text:c="2"/>2 | 26 | 26 | <text:s/>0 | 26 | 26 | <text:s/>0 | 26 | 26 | 26 | <text:s/>0 | <text:s/>0 |</text:span></text:p>
      <text:p text:style-name="P1"><text:span text:style-name="T1">prod7 : <text:s text:c="2"/>0 | 26 | 26 | <text:s/>5 | <text:s/>0 | <text:s/>0 | <text:s/>0 | <text:s/>0 | <text:s/>0 | <text:s/>0 | <text:s/>0 | <text:s/>1 |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/>
      <text:p text:style-name="P5"><text:soft-page-break/>Operation with flexible maintenance</text:p>
      <text:p text:style-name="P5"/>
      <text:p text:style-name="P5"><text:span text:style-name="T2">month : January</text:span></text:p>
      <text:p text:style-name="P8"><text:span text:style-name="T2">week <text:s/>: 1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64 | <text:s/>0 | <text:s/>0 | <text:s/>0 | <text:s/>0 | <text:s/>0 | 64 | <text:s/>0 | <text:s/>0 |</text:span></text:p>
      <text:p text:style-name="P8"><text:span text:style-name="T2">prod2 : <text:s/>45 | 45 | 45 | <text:s/>0 | 32 | <text:s/>0 | <text:s/>0 | 33 | <text:s/>0 | <text:s/>0 | 45 | <text:s/>0 |</text:span></text:p>
      <text:p text:style-name="P8"><text:span text:style-name="T2">prod3 : <text:s text:c="2"/>2 | <text:s/>0 | <text:s/>0 | <text:s/>9 | <text:s/>0 | <text:s/>0 | 25 | <text:s/>0 | 25 | <text:s/>0 | 25 | <text:s/>0 |</text:span></text:p>
      <text:p text:style-name="P8"><text:span text:style-name="T2">prod4 : <text:s text:c="2"/>0 | <text:s/>0 | <text:s/>0 | <text:s/>0 | <text:s/>0 | <text:s/>0 | 53 | <text:s/>0 | 50 | <text:s/>0 | <text:s/>0 | <text:s/>0 |</text:span></text:p>
      <text:p text:style-name="P8"><text:span text:style-name="T2">prod5 : <text:s text:c="2"/>1 | <text:s/>0 | <text:s/>0 | <text:s/>0 | <text:s/>0 | <text:s/>0 |106 | <text:s/>0 |106 | <text:s/>0 | <text:s/>0 | <text:s/>0 |</text:span></text:p>
      <text:p text:style-name="P8"><text:span text:style-name="T2">prod6 : <text:s text:c="2"/>0 | <text:s/>0 | <text:s/>0 | <text:s/>0 | 16 | <text:s/>0 | <text:s/>0 | <text:s/>0 | <text:s/>0 | <text:s/>0 | <text:s/>0 | 26 |</text:span></text:p>
      <text:p text:style-name="P8"><text:span text:style-name="T2">prod7 : <text:s text:c="2"/>0 | <text:s/>1 | <text:s/>0 | <text:s/>0 | <text:s/>0 | 40 | <text:s/>0 | 17 | <text:s/>0 | <text:s/>0 | <text:s/>0 | <text:s/>0 |</text:span></text:p>
      <text:p text:style-name="P9"/>
      <text:p text:style-name="P8"><text:span text:style-name="T2">week <text:s/>: 2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<text:s/>0 | <text:s/>0 | <text:s/>0 | <text:s/>0 | <text:s/>0 | <text:s/>0 | 64 |</text:span></text:p>
      <text:p text:style-name="P8"><text:span text:style-name="T2">prod2 : <text:s/>36 | <text:s/>0 | <text:s/>0 | 45 | 45 | <text:s/>0 | <text:s/>0 | 45 | <text:s/>0 | 45 | <text:s/>0 | <text:s/>0 |</text:span></text:p>
      <text:p text:style-name="P8"><text:span text:style-name="T2">prod3 : <text:s text:c="2"/>0 | <text:s/>0 | <text:s/>0 | 25 | <text:s/>0 | <text:s/>0 | <text:s/>0 | <text:s/>0 | 25 | 25 | 25 | <text:s/>0 |</text:span></text:p>
      <text:p text:style-name="P8"><text:span text:style-name="T2">prod4 : <text:s text:c="2"/>0 | <text:s/>0 | <text:s/>0 | <text:s/>0 | <text:s/>0 | <text:s/>0 | 53 | <text:s/>0 | 53 | <text:s/>0 | <text:s/>0 | <text:s/>0 |</text:span></text:p>
      <text:p text:style-name="P8"><text:span text:style-name="T2">prod5 : <text:s text:c="2"/>1 | 89 | <text:s/>0 | <text:s/>0 | <text:s/>1 | <text:s/>0 |106 | <text:s/>0 |106 | <text:s/>0 | 89 | <text:s/>0 |</text:span></text:p>
      <text:p text:style-name="P8"><text:span text:style-name="T2">prod6 : <text:s text:c="2"/>0 | 26 | 26 | <text:s/>2 | <text:s/>0 | <text:s/>0 | <text:s/>0 | <text:s/>0 | <text:s/>0 | <text:s/>0 | 26 | <text:s/>0 |</text:span></text:p>
      <text:p text:style-name="P8"><text:span text:style-name="T2">prod7 : <text:s text:c="2"/>0 | <text:s/>0 | <text:s/>0 | <text:s/>0 | <text:s/>0 | <text:s/>0 | <text:s/>0 | <text:s/>0 | <text:s/>0 | <text:s/>0 | <text:s/>0 | <text:s/>0 |</text:span></text:p>
      <text:p text:style-name="P9"/>
      <text:p text:style-name="P8"><text:span text:style-name="T2">week <text:s/>: 3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64 | 51 | <text:s/>0 | 64 | <text:s/>0 | 64 | <text:s/>0 |</text:span></text:p>
      <text:p text:style-name="P8"><text:span text:style-name="T2">prod2 : <text:s/>45 | <text:s/>0 | 45 | <text:s/>0 | 45 | <text:s/>0 | <text:s/>0 | <text:s/>0 | <text:s/>0 | <text:s/>0 | <text:s/>0 | 45 |</text:span></text:p>
      <text:p text:style-name="P8"><text:span text:style-name="T2">prod3 : <text:s text:c="2"/>0 | <text:s/>0 | <text:s/>0 | <text:s/>0 | <text:s/>0 | <text:s/>9 | 12 | <text:s/>0 | <text:s/>9 | <text:s/>0 | <text:s/>9 | <text:s/>0 |</text:span></text:p>
      <text:p text:style-name="P8"><text:span text:style-name="T2">prod4 : <text:s text:c="2"/>0 | <text:s/>0 | <text:s/>0 | <text:s/>0 | <text:s/>0 | <text:s/>0 | 36 | <text:s/>0 | <text:s/>0 | <text:s/>0 | <text:s/>0 | <text:s/>0 |</text:span></text:p>
      <text:p text:style-name="P8"><text:span text:style-name="T2">prod5 : <text:s text:c="2"/>0 | <text:s/>0 | <text:s/>0 | <text:s/>0 | <text:s/>0 | <text:s/>0 | <text:s/>0 |105 | <text:s/>0 | <text:s/>0 | <text:s/>0 | <text:s/>1 |</text:span></text:p>
      <text:p text:style-name="P8"><text:span text:style-name="T2">prod6 : <text:s text:c="2"/>0 | <text:s/>0 | <text:s/>0 | 26 | <text:s/>0 | <text:s/>0 | <text:s/>0 | <text:s/>0 | <text:s/>0 | <text:s/>0 | <text:s/>0 | <text:s/>0 |</text:span></text:p>
      <text:p text:style-name="P8"><text:span text:style-name="T2">prod7 : <text:s text:c="2"/>0 | <text:s/>0 | <text:s/>0 | <text:s/>0 | <text:s/>0 | <text:s/>0 | <text:s/>0 | <text:s/>0 | <text:s/>0 | <text:s/>0 | <text:s/>0 | <text:s/>0 |</text:span></text:p>
      <text:p text:style-name="P9"/>
      <text:p text:style-name="P8"><text:span text:style-name="T2">week <text:s/>: 4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64 | <text:s/>0 | <text:s/>0 | <text:s/>1 | <text:s/>0 | <text:s/>0 | <text:s/>0 |</text:span></text:p>
      <text:p text:style-name="P8"><text:span text:style-name="T2">prod2 : <text:s/>45 | <text:s/>0 | 45 | 45 | 45 | <text:s/>0 | <text:s/>0 | 45 | 45 | 45 | <text:s/>0 | 44 |</text:span></text:p>
      <text:p text:style-name="P8"><text:span text:style-name="T2">prod3 : <text:s text:c="2"/>0 | <text:s/>0 | <text:s/>0 | <text:s/>0 | <text:s/>0 | <text:s/>0 | 25 | <text:s/>0 | <text:s/>0 | 25 | 25 | <text:s/>0 |</text:span></text:p>
      <text:p text:style-name="P8"><text:span text:style-name="T2">prod4 : <text:s text:c="2"/>0 | <text:s/>0 | <text:s/>0 | <text:s/>0 | <text:s/>0 | 32 | <text:s/>0 | <text:s/>0 | <text:s/>0 | 23 | <text:s/>0 | <text:s/>0 |</text:span></text:p>
      <text:p text:style-name="P8"><text:span text:style-name="T2">prod5 : <text:s text:c="2"/>0 | <text:s/>0 | <text:s/>0 | <text:s/>0 | <text:s/>0 | <text:s/>0 | 89 | <text:s/>0 | <text:s/>0 | <text:s/>0 | <text:s/>0 | <text:s/>0 |</text:span></text:p>
      <text:p text:style-name="P8"><text:span text:style-name="T2">prod6 : <text:s text:c="2"/>0 | <text:s/>0 | <text:s/>0 | <text:s/>0 | <text:s/>0 | <text:s/>0 | 26 | <text:s/>0 | <text:s/>0 | <text:s/>0 | 26 | <text:s/>0 |</text:span></text:p>
      <text:p text:style-name="P8"><text:span text:style-name="T2">prod7 : <text:s text:c="2"/>0 | 40 | <text:s/>0 | <text:s/>0 | <text:s/>0 | <text:s/>0 | <text:s/>0 | <text:s/>0 | <text:s/>0 | <text:s/>0 | <text:s/>0 | <text:s/>2 |</text:span></text:p>
      <text:p text:style-name="P9"/>
      <text:p text:style-name="P8"><text:span text:style-name="T2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<text:span text:style-name="T2">month : February</text:span></text:p>
      <text:p text:style-name="P8"><text:span text:style-name="T2">week <text:s/>: 1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<text:s/>0 | <text:s/>0 | <text:s/>0 | <text:s/>0 | <text:s/>0 | <text:s/>0 | <text:s/>0 |</text:span></text:p>
      <text:p text:style-name="P8"><text:span text:style-name="T2">prod2 : <text:s/>45 | 43 | 45 | <text:s/>0 | <text:s/>2 | <text:s/>0 | <text:s/>0 | 45 | <text:s/>0 | <text:s/>0 | <text:s/>0 | <text:s/>0 |</text:span></text:p>
      <text:p text:style-name="P8"><text:span text:style-name="T2">prod3 : <text:s text:c="2"/>0 | 30 | <text:s/>0 | <text:s/>0 | <text:s/>0 | <text:s/>0 | <text:s/>0 | <text:s/>0 | 30 | <text:s/>0 | <text:s/>0 | <text:s/>0 |</text:span></text:p>
      <text:p text:style-name="P8"><text:span text:style-name="T2">prod4 : <text:s text:c="2"/>0 | <text:s/>0 | <text:s/>0 | <text:s/>0 | <text:s/>0 | <text:s/>0 | <text:s/>0 | <text:s/>0 | <text:s/>0 | <text:s/>0 | <text:s/>0 | <text:s/>0 |</text:span></text:p>
      <text:p text:style-name="P8"><text:span text:style-name="T2">prod5 : <text:s text:c="2"/>1 | <text:s/>5 | <text:s/>1 | <text:s/>0 |102 | <text:s/>0 | <text:s/>0 | <text:s/>0 | 66 | <text:s/>0 | <text:s/>0 | <text:s/>0 |</text:span></text:p>
      <text:p text:style-name="P8"><text:span text:style-name="T2">prod6 : <text:s text:c="2"/>0 | <text:s/>0 | <text:s/>0 | 23 | <text:s/>0 | 23 | <text:s/>0 | <text:s/>0 | <text:s/>0 | 23 | <text:s/>0 | <text:s/>0 |</text:span></text:p>
      <text:p text:style-name="P8"><text:span text:style-name="T2">prod7 : <text:s text:c="2"/>0 | <text:s/>0 | <text:s/>0 | <text:s/>0 | <text:s/>0 | <text:s/>0 | <text:s/>0 | <text:s/>0 | <text:s/>0 | <text:s/>0 | <text:s/>0 | <text:s/>0 |</text:span></text:p>
      <text:p text:style-name="P9"/>
      <text:p text:style-name="P8"><text:span text:style-name="T2">week <text:s/>: 2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64 | <text:s/>0 | <text:s/>0 | <text:s/>0 | <text:s/>0 | <text:s/>0 | <text:s/>0 | <text:s/>0 |</text:span></text:p>
      <text:p text:style-name="P8"><text:span text:style-name="T2">prod2 : <text:s/>45 | <text:s/>0 | <text:s/>0 | <text:s/>0 | <text:s/>0 | <text:s/>0 | <text:s/>0 | <text:s/>0 | <text:s/>0 | 45 | <text:s/>0 | <text:s/>0 |</text:span></text:p>
      <text:p text:style-name="P8"><text:span text:style-name="T2">prod3 : <text:s/>20 | 30 | <text:s/>0 | <text:s/>0 | <text:s/>0 | <text:s/>0 | <text:s/>0 | <text:s/>0 | <text:s/>0 | <text:s/>0 | <text:s/>0 | <text:s/>0 |</text:span></text:p>
      <text:p text:style-name="P8"><text:span text:style-name="T2">prod4 : <text:s text:c="2"/>0 | <text:s/>0 | <text:s/>0 | <text:s/>0 | <text:s/>0 | <text:s/>0 | <text:s/>0 | <text:s/>0 | <text:s/>0 | <text:s/>0 | <text:s/>0 | <text:s/>0 |</text:span></text:p>
      <text:p text:style-name="P8"><text:span text:style-name="T2">prod5 : <text:s text:c="2"/>1 | <text:s/>0 |106 | <text:s/>0 | <text:s/>0 | <text:s/>0 |106 | <text:s/>0 | <text:s/>0 | <text:s/>0 | <text:s/>0 | 11 |</text:span></text:p>
      <text:p text:style-name="P8"><text:span text:style-name="T2">prod6 : <text:s text:c="2"/>0 | 23 | <text:s/>0 | 23 | <text:s/>0 | 23 | <text:s/>0 | <text:s/>0 | <text:s/>0 | <text:s/>0 | <text:s/>0 | 23 |</text:span></text:p>
      <text:p text:style-name="P8"><text:span text:style-name="T2">prod7 : <text:s text:c="2"/>0 | <text:s/>0 | <text:s/>0 | <text:s/>0 | <text:s/>0 | <text:s/>0 | <text:s/>0 | <text:s/>0 | 30 | <text:s/>0 | <text:s/>0 | <text:s/>0 |</text:span></text:p>
      <text:p text:style-name="P9"/>
      <text:p text:style-name="P8"><text:span text:style-name="T2">week <text:s/>: 3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64 | 64 | <text:s/>0 | <text:s/>0 | <text:s/>0 | 64 | <text:s/>0 | <text:s/>0 | <text:s/>0 | 63 | <text:s/>0 |</text:span></text:p>
      <text:p text:style-name="P8"><text:span text:style-name="T2">prod2 : <text:s/>26 | <text:s/>0 | <text:s/>0 | <text:s/>0 | <text:s/>0 | <text:s/>0 | <text:s/>0 | <text:s/>0 | 45 | <text:s/>0 | <text:s/>0 | <text:s/>0 |</text:span></text:p>
      <text:p text:style-name="P8"><text:span text:style-name="T2">prod3 : <text:s/>30 | <text:s/>0 | <text:s/>0 | <text:s/>0 | <text:s/>0 | <text:s/>0 | <text:s/>0 | <text:s/>0 | 30 | <text:s/>0 | <text:s/>0 | <text:s/>0 |</text:span></text:p>
      <text:p text:style-name="P8"><text:span text:style-name="T2">prod4 : <text:s text:c="2"/>0 | <text:s/>0 | <text:s/>0 | <text:s/>0 | <text:s/>0 | <text:s/>0 | <text:s/>0 | <text:s/>0 | <text:s/>0 | <text:s/>0 | <text:s/>0 | <text:s/>0 |</text:span></text:p>
      <text:p text:style-name="P8"><text:span text:style-name="T2">prod5 : <text:s text:c="2"/>0 | <text:s/>0 | <text:s/>0 | <text:s/>0 | <text:s/>0 | <text:s/>0 | <text:s/>0 | <text:s/>0 | <text:s/>1 | <text:s/>0 | <text:s/>0 | <text:s/>0 |</text:span></text:p>
      <text:p text:style-name="P8"><text:span text:style-name="T2">prod6 : <text:s text:c="2"/>0 | <text:s/>0 | <text:s/>0 | <text:s/>0 | <text:s/>0 | 23 | <text:s/>0 | <text:s/>0 | <text:s/>0 | 23 | <text:s/>0 | 25 |</text:span></text:p>
      <text:p text:style-name="P8"><text:span text:style-name="T2">prod7 : <text:s text:c="2"/>0 | <text:s/>0 | <text:s/>0 | 40 | <text:s/>0 | <text:s/>0 | <text:s/>0 | <text:s/>0 | <text:s/>0 | 40 | <text:s/>0 | <text:s/>0 |</text:span></text:p>
      <text:p text:style-name="P9"/>
      <text:p text:style-name="P8"><text:span text:style-name="T2">week <text:s/>: 4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64 | <text:s/>0 | 64 | 64 | <text:s/>0 | 25 | 64 | <text:s/>0 | <text:s/>0 |</text:span></text:p>
      <text:p text:style-name="P8"><text:span text:style-name="T2">prod2 : <text:s/>45 | <text:s/>0 | 45 | <text:s/>0 | 24 | <text:s/>0 | <text:s/>0 | 45 | <text:s/>0 | <text:s/>0 | <text:s/>0 | <text:s/>0 |</text:span></text:p>
      <text:p text:style-name="P8"><text:span text:style-name="T2">prod3 : <text:s text:c="2"/>0 | <text:s/>0 | <text:s/>0 | <text:s/>0 | <text:s/>0 | <text:s/>0 | <text:s/>0 | <text:s/>0 | <text:s/>0 | <text:s/>0 | 30 | <text:s/>0 |</text:span></text:p>
      <text:p text:style-name="P8"><text:span text:style-name="T2">prod4 : <text:s text:c="2"/>0 | <text:s/>0 | <text:s/>0 | <text:s/>0 | <text:s/>0 | <text:s/>0 | <text:s/>0 | <text:s/>0 | <text:s/>0 | <text:s/>0 | <text:s/>0 | <text:s/>0 |</text:span></text:p>
      <text:p text:style-name="P8"><text:span text:style-name="T2">prod5 : <text:s text:c="2"/>0 | <text:s/>0 | <text:s/>0 | <text:s/>0 | <text:s/>0 | <text:s/>0 | <text:s/>0 | <text:s/>0 | <text:s/>0 | <text:s/>0 | <text:s/>0 | <text:s/>0 |</text:span></text:p>
      <text:p text:style-name="P8"><text:span text:style-name="T2">prod6 : <text:s text:c="2"/>0 | 23 | <text:s/>0 | <text:s/>0 | <text:s/>0 | <text:s/>0 | <text:s/>0 | <text:s/>0 | <text:s/>0 | <text:s/>0 | 23 | 22 |</text:span></text:p>
      <text:p text:style-name="P8"><text:span text:style-name="T2">prod7 : <text:s text:c="2"/>0 | 40 | <text:s/>0 | <text:s/>0 | <text:s/>0 | <text:s/>0 | <text:s/>0 | <text:s/>0 | <text:s/>0 | <text:s/>0 | <text:s/>0 | <text:s/>0 |</text:span></text:p>
      <text:p text:style-name="P9"/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/>
      <text:p text:style-name="P8"><text:soft-page-break/><text:span text:style-name="T2">month : March</text:span></text:p>
      <text:p text:style-name="P8"><text:span text:style-name="T2">week <text:s/>: 1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<text:s/>0 | 63 | <text:s/>0 | <text:s/>0 | <text:s/>0 | 36 | <text:s/>0 |</text:span></text:p>
      <text:p text:style-name="P8"><text:span text:style-name="T2">prod2 : <text:s text:c="2"/>0 | 45 | 27 | <text:s/>1 | 45 | <text:s/>1 | <text:s/>0 | <text:s/>1 | <text:s/>0 | 45 | <text:s/>1 | 44 |</text:span></text:p>
      <text:p text:style-name="P8"><text:span text:style-name="T2">prod3 : <text:s/>30 | <text:s/>0 | <text:s/>0 | <text:s/>0 | <text:s/>0 | <text:s/>0 | <text:s/>0 | <text:s/>0 | <text:s/>0 | <text:s/>0 | <text:s/>0 | 10 |</text:span></text:p>
      <text:p text:style-name="P8"><text:span text:style-name="T2">prod4 : <text:s text:c="2"/>0 | <text:s/>0 | <text:s/>0 | <text:s/>0 | <text:s/>0 | <text:s/>0 | <text:s/>0 | <text:s/>0 | 53 | <text:s/>0 | <text:s/>0 | <text:s/>0 |</text:span></text:p>
      <text:p text:style-name="P8"><text:span text:style-name="T2">prod5 : 106 | <text:s/>0 | <text:s/>0 | <text:s/>0 | <text:s/>0 | <text:s/>0 | <text:s/>0 | <text:s/>0 | <text:s/>0 | <text:s/>0 | <text:s/>0 | <text:s/>2 |</text:span></text:p>
      <text:p text:style-name="P8"><text:span text:style-name="T2">prod6 : <text:s text:c="2"/>0 | <text:s/>0 | <text:s/>0 | 24 | <text:s/>0 | 24 | <text:s/>0 | 24 | <text:s/>0 | <text:s/>0 | <text:s/>0 | <text:s/>0 |</text:span></text:p>
      <text:p text:style-name="P8"><text:span text:style-name="T2">prod7 : <text:s text:c="2"/>0 | <text:s/>0 | 26 | <text:s/>0 | <text:s/>1 | <text:s/>0 | <text:s/>1 | <text:s/>0 | <text:s/>0 | <text:s/>0 | <text:s/>0 | <text:s/>0 |</text:span></text:p>
      <text:p text:style-name="P9"/>
      <text:p text:style-name="P8"><text:span text:style-name="T2">week <text:s/>: 2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57 | <text:s/>0 | <text:s/>0 | <text:s/>0 | <text:s/>0 | <text:s/>0 | 64 | <text:s/>0 |</text:span></text:p>
      <text:p text:style-name="P8"><text:span text:style-name="T2">prod2 : <text:s/>27 | <text:s/>0 | 25 | <text:s/>1 | <text:s/>0 | <text:s/>1 | 45 | 12 | <text:s/>1 | <text:s/>1 | <text:s/>0 | 45 |</text:span></text:p>
      <text:p text:style-name="P8"><text:span text:style-name="T2">prod3 : <text:s text:c="2"/>0 | <text:s/>0 | <text:s/>0 | <text:s/>0 | <text:s/>0 | <text:s/>0 | <text:s/>0 | <text:s/>0 | <text:s/>0 | <text:s/>0 | <text:s/>0 | 30 |</text:span></text:p>
      <text:p text:style-name="P8"><text:span text:style-name="T2">prod4 : <text:s text:c="2"/>0 | <text:s/>0 | <text:s/>0 | <text:s/>0 | <text:s/>0 | <text:s/>0 | <text:s/>0 | <text:s/>0 | 47 | <text:s/>0 | <text:s/>0 | <text:s/>0 |</text:span></text:p>
      <text:p text:style-name="P8"><text:span text:style-name="T2">prod5 : <text:s text:c="2"/>0 | 89 | <text:s/>0 | <text:s/>0 | <text:s/>0 | <text:s/>0 | <text:s/>0 | <text:s/>0 | <text:s/>0 | <text:s/>6 | <text:s/>0 | <text:s/>1 |</text:span></text:p>
      <text:p text:style-name="P8"><text:span text:style-name="T2">prod6 : <text:s text:c="2"/>0 | 26 | <text:s/>0 | 24 | 15 | 24 | <text:s/>0 | <text:s/>0 | <text:s/>0 | 24 | <text:s/>0 | <text:s/>1 |</text:span></text:p>
      <text:p text:style-name="P8"><text:span text:style-name="T2">prod7 : <text:s/>26 | <text:s/>0 | 26 | <text:s/>0 | <text:s/>1 | <text:s/>0 | <text:s/>1 | <text:s/>0 | <text:s/>0 | 26 | <text:s/>0 | <text:s/>0 |</text:span></text:p>
      <text:p text:style-name="P9"/>
      <text:p text:style-name="P8"><text:span text:style-name="T2">week <text:s/>: 3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63 | <text:s/>0 | <text:s/>0 | 63 | <text:s/>0 | <text:s/>0 | <text:s/>0 | <text:s/>0 | <text:s/>0 |</text:span></text:p>
      <text:p text:style-name="P8"><text:span text:style-name="T2">prod2 : <text:s/>44 | <text:s/>1 | <text:s/>1 | <text:s/>0 | <text:s/>1 | <text:s/>1 | <text:s/>0 | <text:s/>1 | <text:s/>1 | <text:s/>0 | 45 | <text:s/>0 |</text:span></text:p>
      <text:p text:style-name="P8"><text:span text:style-name="T2">prod3 : <text:s text:c="2"/>0 | <text:s/>0 | <text:s/>0 | <text:s/>0 | <text:s/>0 | <text:s/>0 | <text:s/>0 | <text:s/>0 | <text:s/>0 | <text:s/>0 | <text:s/>0 | 30 |</text:span></text:p>
      <text:p text:style-name="P8"><text:span text:style-name="T2">prod4 : <text:s text:c="2"/>0 | <text:s/>0 | <text:s/>0 | <text:s/>0 | <text:s/>0 | <text:s/>0 | <text:s/>0 | <text:s/>0 | <text:s/>0 | <text:s/>0 | <text:s/>0 | <text:s/>0 |</text:span></text:p>
      <text:p text:style-name="P8"><text:span text:style-name="T2">prod5 : <text:s text:c="2"/>0 | <text:s/>0 | <text:s/>0 | <text:s/>0 | <text:s/>0 | <text:s/>0 | <text:s/>0 | <text:s/>0 | <text:s/>0 | 89 | <text:s/>0 | 89 |</text:span></text:p>
      <text:p text:style-name="P8"><text:span text:style-name="T2">prod6 : <text:s text:c="2"/>0 | 24 | <text:s/>0 | <text:s/>0 | 24 | 24 | <text:s/>0 | 24 | 24 | 24 | <text:s/>0 | 22 |</text:span></text:p>
      <text:p text:style-name="P8"><text:span text:style-name="T2">prod7 : <text:s text:c="2"/>2 | <text:s/>0 | 26 | <text:s/>0 | 26 | <text:s/>0 | <text:s/>1 | <text:s/>0 | <text:s/>0 | <text:s/>1 | <text:s/>0 | <text:s/>0 |</text:span></text:p>
      <text:p text:style-name="P9"/>
      <text:p text:style-name="P8"><text:span text:style-name="T2">week <text:s/>: 4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/>54 | <text:s/>0 | <text:s/>0 | <text:s/>0 | <text:s/>0 | <text:s/>0 | <text:s/>0 | <text:s/>0 | <text:s/>0 | <text:s/>0 | <text:s/>0 | <text:s/>0 |</text:span></text:p>
      <text:p text:style-name="P8"><text:span text:style-name="T2">prod2 : <text:s text:c="2"/>1 | <text:s/>0 | 19 | 45 | 45 | 45 | 45 | <text:s/>0 | 36 | <text:s/>0 | <text:s/>1 | <text:s/>0 |</text:span></text:p>
      <text:p text:style-name="P8"><text:span text:style-name="T2">prod3 : <text:s text:c="2"/>0 | <text:s/>0 | <text:s/>0 | <text:s/>0 | <text:s/>0 | <text:s/>0 | <text:s/>0 | <text:s/>0 | <text:s/>0 | <text:s/>0 | <text:s/>0 | <text:s/>0 |</text:span></text:p>
      <text:p text:style-name="P8"><text:span text:style-name="T2">prod4 : <text:s text:c="2"/>0 | <text:s/>0 | <text:s/>0 | <text:s/>0 | <text:s/>0 | <text:s/>0 | <text:s/>0 | <text:s/>0 | <text:s/>0 | <text:s/>0 | <text:s/>0 | <text:s/>0 |</text:span></text:p>
      <text:p text:style-name="P8"><text:span text:style-name="T2">prod5 : <text:s text:c="2"/>0 | <text:s/>0 | <text:s/>0 | <text:s/>0 | <text:s/>0 | <text:s/>0 | <text:s/>0 | <text:s/>0 | 22 |106 | <text:s/>0 | 90 |</text:span></text:p>
      <text:p text:style-name="P8"><text:span text:style-name="T2">prod6 : <text:s text:c="2"/>0 | <text:s/>0 | <text:s/>0 | <text:s/>0 | <text:s/>0 | <text:s/>0 | <text:s/>0 | <text:s/>0 | <text:s/>0 | <text:s/>0 | 24 | 24 |</text:span></text:p>
      <text:p text:style-name="P8"><text:span text:style-name="T2">prod7 : <text:s text:c="2"/>8 | <text:s/>0 | 26 | <text:s/>0 | <text:s/>1 | <text:s/>0 | <text:s/>1 | <text:s/>0 | <text:s/>0 | <text:s/>0 | <text:s/>0 | <text:s/>0 |</text:span></text:p>
      <text:p text:style-name="P9"/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oft-page-break/></text:p>
      <text:p text:style-name="P8"><text:span text:style-name="T2">month : April</text:span></text:p>
      <text:p text:style-name="P8"><text:span text:style-name="T2">week <text:s/>: 1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<text:s/>0 | <text:s/>0 | <text:s/>0 | <text:s/>0 | <text:s/>0 | <text:s/>0 | <text:s/>0 |</text:span></text:p>
      <text:p text:style-name="P8"><text:span text:style-name="T2">prod2 : <text:s text:c="2"/>0 | <text:s/>0 | <text:s/>0 | <text:s/>0 | <text:s/>0 | <text:s/>0 | <text:s/>0 | <text:s/>0 | <text:s/>0 | <text:s/>0 | <text:s/>0 | <text:s/>0 |</text:span></text:p>
      <text:p text:style-name="P8"><text:span text:style-name="T2">prod3 : <text:s text:c="2"/>0 | <text:s/>0 | <text:s/>0 | <text:s/>0 | <text:s/>0 | <text:s/>0 | <text:s/>0 | <text:s/>0 | <text:s/>0 | <text:s/>0 | <text:s/>0 | <text:s/>0 |</text:span></text:p>
      <text:p text:style-name="P8"><text:span text:style-name="T2">prod4 : <text:s text:c="2"/>0 | <text:s/>0 | <text:s/>0 | <text:s/>0 | <text:s/>0 | <text:s/>0 | <text:s/>0 | <text:s/>0 | <text:s/>0 | <text:s/>0 | <text:s/>0 | <text:s/>0 |</text:span></text:p>
      <text:p text:style-name="P8"><text:span text:style-name="T2">prod5 : <text:s text:c="2"/>0 | <text:s/>0 | <text:s/>0 | <text:s/>0 | <text:s/>0 | <text:s/>0 | <text:s/>0 | <text:s/>0 | <text:s/>0 | <text:s/>0 | <text:s/>0 | <text:s/>0 |</text:span></text:p>
      <text:p text:style-name="P8"><text:span text:style-name="T2">prod6 : <text:s text:c="2"/>0 | <text:s/>0 | <text:s/>0 | <text:s/>0 | <text:s/>0 | <text:s/>0 | <text:s/>0 | <text:s/>0 | <text:s/>0 | <text:s/>0 | <text:s/>0 | <text:s/>0 |</text:span></text:p>
      <text:p text:style-name="P8"><text:span text:style-name="T2">prod7 : <text:s text:c="2"/>0 | <text:s/>0 | <text:s/>0 | <text:s/>0 | <text:s/>0 | <text:s/>0 | <text:s/>0 | <text:s/>0 | <text:s/>0 | <text:s/>0 | <text:s/>0 | <text:s/>0 |</text:span></text:p>
      <text:p text:style-name="P9"/>
      <text:p text:style-name="P8"><text:span text:style-name="T2">week <text:s/>: 2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<text:s/>0 | <text:s/>0 | <text:s/>0 | <text:s/>0 | <text:s/>0 | <text:s/>0 | <text:s/>0 |</text:span></text:p>
      <text:p text:style-name="P8"><text:span text:style-name="T2">prod2 : <text:s text:c="2"/>0 | <text:s/>0 | <text:s/>0 | <text:s/>0 | <text:s/>0 | <text:s/>0 | <text:s/>0 | <text:s/>0 | <text:s/>0 | <text:s/>0 | <text:s/>0 | <text:s/>0 |</text:span></text:p>
      <text:p text:style-name="P8"><text:span text:style-name="T2">prod3 : <text:s text:c="2"/>0 | <text:s/>0 | <text:s/>0 | <text:s/>0 | <text:s/>0 | <text:s/>0 | <text:s/>0 | <text:s/>0 | <text:s/>0 | <text:s/>0 | <text:s/>0 | <text:s/>0 |</text:span></text:p>
      <text:p text:style-name="P8"><text:span text:style-name="T2">prod4 : <text:s text:c="2"/>0 | <text:s/>0 | <text:s/>0 | <text:s/>0 | <text:s/>0 | <text:s/>0 | <text:s/>0 | <text:s/>0 | <text:s/>0 | <text:s/>0 | <text:s/>0 | <text:s/>0 |</text:span></text:p>
      <text:p text:style-name="P8"><text:span text:style-name="T2">prod5 : <text:s text:c="2"/>0 | <text:s/>0 | <text:s/>0 | <text:s/>0 | <text:s/>0 | <text:s/>0 | <text:s/>0 | <text:s/>0 | <text:s/>0 | <text:s/>0 | <text:s/>0 | <text:s/>0 |</text:span></text:p>
      <text:p text:style-name="P8"><text:span text:style-name="T2">prod6 : <text:s text:c="2"/>0 | <text:s/>0 | <text:s/>0 | <text:s/>0 | <text:s/>0 | <text:s/>0 | <text:s/>0 | <text:s/>0 | <text:s/>0 | <text:s/>0 | <text:s/>0 | <text:s/>0 |</text:span></text:p>
      <text:p text:style-name="P8"><text:span text:style-name="T2">prod7 : <text:s text:c="2"/>0 | <text:s/>0 | <text:s/>0 | <text:s/>0 | <text:s/>0 | <text:s/>0 | <text:s/>0 | <text:s/>0 | <text:s/>0 | <text:s/>0 | <text:s/>0 | <text:s/>0 |</text:span></text:p>
      <text:p text:style-name="P9"/>
      <text:p text:style-name="P8"><text:span text:style-name="T2">week <text:s/>: 3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<text:s/>0 | <text:s/>0 | <text:s/>0 | <text:s/>0 | <text:s/>0 | <text:s/>0 | <text:s/>0 |</text:span></text:p>
      <text:p text:style-name="P8"><text:span text:style-name="T2">prod2 : <text:s text:c="2"/>0 | <text:s/>0 | <text:s/>0 | <text:s/>0 | <text:s/>0 | <text:s/>0 | <text:s/>0 | <text:s/>0 | <text:s/>0 | <text:s/>0 | <text:s/>0 | <text:s/>0 |</text:span></text:p>
      <text:p text:style-name="P8"><text:span text:style-name="T2">prod3 : <text:s text:c="2"/>0 | <text:s/>0 | <text:s/>0 | <text:s/>0 | <text:s/>0 | <text:s/>0 | <text:s/>0 | <text:s/>0 | <text:s/>0 | <text:s/>0 | <text:s/>0 | <text:s/>0 |</text:span></text:p>
      <text:p text:style-name="P8"><text:span text:style-name="T2">prod4 : <text:s text:c="2"/>0 | <text:s/>0 | <text:s/>0 | <text:s/>0 | <text:s/>0 | <text:s/>0 | <text:s/>0 | <text:s/>0 | <text:s/>0 | <text:s/>0 | <text:s/>0 | <text:s/>0 |</text:span></text:p>
      <text:p text:style-name="P8"><text:span text:style-name="T2">prod5 : <text:s text:c="2"/>0 | <text:s/>0 | <text:s/>0 | <text:s/>0 | <text:s/>0 | <text:s/>0 | <text:s/>0 | <text:s/>0 | <text:s/>0 | <text:s/>0 | <text:s/>0 | <text:s/>0 |</text:span></text:p>
      <text:p text:style-name="P8"><text:span text:style-name="T2">prod6 : <text:s text:c="2"/>0 | <text:s/>0 | <text:s/>0 | <text:s/>0 | <text:s/>0 | <text:s/>0 | <text:s/>0 | <text:s/>0 | <text:s/>0 | <text:s/>0 | <text:s/>0 | <text:s/>0 |</text:span></text:p>
      <text:p text:style-name="P8"><text:span text:style-name="T2">prod7 : <text:s text:c="2"/>0 | <text:s/>0 | <text:s/>0 | <text:s/>0 | <text:s/>0 | <text:s/>0 | <text:s/>0 | <text:s/>0 | <text:s/>0 | <text:s/>0 | <text:s/>0 | <text:s/>0 |</text:span></text:p>
      <text:p text:style-name="P9"/>
      <text:p text:style-name="P8"><text:span text:style-name="T2">week <text:s/>: 4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<text:s/>0 | <text:s/>0 | <text:s/>0 | <text:s/>0 | <text:s/>0 | <text:s/>0 | <text:s/>0 |</text:span></text:p>
      <text:p text:style-name="P8"><text:span text:style-name="T2">prod2 : <text:s text:c="2"/>0 | <text:s/>0 | <text:s/>0 | <text:s/>0 | <text:s/>0 | <text:s/>0 | <text:s/>0 | <text:s/>0 | <text:s/>0 | <text:s/>0 | <text:s/>0 | <text:s/>0 |</text:span></text:p>
      <text:p text:style-name="P8"><text:span text:style-name="T2">prod3 : <text:s text:c="2"/>0 | <text:s/>0 | <text:s/>0 | <text:s/>0 | <text:s/>0 | <text:s/>0 | <text:s/>0 | <text:s/>0 | <text:s/>0 | <text:s/>0 | <text:s/>0 | <text:s/>0 |</text:span></text:p>
      <text:p text:style-name="P8"><text:span text:style-name="T2">prod4 : <text:s text:c="2"/>0 | <text:s/>0 | <text:s/>0 | <text:s/>0 | <text:s/>0 | <text:s/>0 | <text:s/>0 | <text:s/>0 | <text:s/>0 | <text:s/>0 | <text:s/>0 | <text:s/>0 |</text:span></text:p>
      <text:p text:style-name="P8"><text:span text:style-name="T2">prod5 : <text:s text:c="2"/>0 | <text:s/>0 | <text:s/>0 | <text:s/>0 | <text:s/>0 | <text:s/>0 | <text:s/>0 | <text:s/>0 | <text:s/>0 | <text:s/>0 | <text:s/>0 | <text:s/>0 |</text:span></text:p>
      <text:p text:style-name="P8"><text:span text:style-name="T2">prod6 : <text:s text:c="2"/>0 | <text:s/>0 | <text:s/>0 | <text:s/>0 | <text:s/>0 | <text:s/>0 | <text:s/>0 | <text:s/>0 | <text:s/>0 | <text:s/>0 | <text:s/>0 | <text:s/>0 |</text:span></text:p>
      <text:p text:style-name="P8"><text:span text:style-name="T2">prod7 : <text:s text:c="2"/>0 | <text:s/>0 | <text:s/>0 | <text:s/>0 | <text:s/>0 | <text:s/>0 | <text:s/>0 | <text:s/>0 | <text:s/>0 | <text:s/>0 | <text:s/>0 | <text:s/>0 |</text:span></text:p>
      <text:p text:style-name="P9"/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/>
      <text:p text:style-name="P8"><text:soft-page-break/><text:span text:style-name="T2">month : May</text:span></text:p>
      <text:p text:style-name="P8"><text:span text:style-name="T2">week <text:s/>: 1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<text:s/>0 | <text:s/>0 | <text:s/>0 | <text:s/>0 | <text:s/>0 | <text:s/>0 | <text:s/>0 |</text:span></text:p>
      <text:p text:style-name="P8"><text:span text:style-name="T2">prod2 : <text:s/>10 | <text:s/>0 | <text:s/>0 | <text:s/>0 | <text:s/>0 | <text:s/>0 | <text:s/>0 | <text:s/>0 | <text:s/>0 | <text:s/>0 | <text:s/>0 | 45 |</text:span></text:p>
      <text:p text:style-name="P8"><text:span text:style-name="T2">prod3 : <text:s text:c="2"/>0 | <text:s/>0 | 30 | 30 | 30 | <text:s/>0 | <text:s/>0 | 30 | 30 | <text:s/>0 | <text:s/>0 | <text:s/>0 |</text:span></text:p>
      <text:p text:style-name="P8"><text:span text:style-name="T2">prod4 : <text:s text:c="2"/>0 | <text:s/>0 | <text:s/>0 | <text:s/>0 | 53 | <text:s/>0 | <text:s/>0 | <text:s/>0 | 47 | <text:s/>0 | <text:s/>0 | <text:s/>0 |</text:span></text:p>
      <text:p text:style-name="P8"><text:span text:style-name="T2">prod5 : <text:s/>83 | 89 | <text:s/>0 | <text:s/>0 | <text:s/>0 | <text:s/>0 | <text:s/>0 | <text:s/>0 |106 | <text:s/>0 | <text:s/>0 | <text:s/>0 |</text:span></text:p>
      <text:p text:style-name="P8"><text:span text:style-name="T2">prod6 : <text:s text:c="2"/>0 | 17 | <text:s/>0 | 26 | <text:s/>0 | 26 | <text:s/>0 | 26 | <text:s/>0 | <text:s/>0 | <text:s/>0 | <text:s/>0 |</text:span></text:p>
      <text:p text:style-name="P8"><text:span text:style-name="T2">prod7 : <text:s text:c="2"/>0 | <text:s/>0 | <text:s/>0 | <text:s/>0 | <text:s/>0 | <text:s/>0 | <text:s/>0 | <text:s/>0 | <text:s/>0 | <text:s/>0 | <text:s/>0 | <text:s/>0 |</text:span></text:p>
      <text:p text:style-name="P9"/>
      <text:p text:style-name="P8"><text:span text:style-name="T2">week <text:s/>: 2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<text:s/>0 | <text:s/>0 | <text:s/>0 | <text:s/>0 | <text:s/>0 | <text:s/>0 | <text:s/>0 |</text:span></text:p>
      <text:p text:style-name="P8"><text:span text:style-name="T2">prod2 : <text:s text:c="2"/>0 | <text:s/>0 | <text:s/>0 | <text:s/>0 | <text:s/>0 | <text:s/>0 | <text:s/>0 | <text:s/>0 | <text:s/>0 | <text:s/>0 | <text:s/>0 | <text:s/>0 |</text:span></text:p>
      <text:p text:style-name="P8"><text:span text:style-name="T2">prod3 : <text:s text:c="2"/>0 | <text:s/>0 | <text:s/>0 | <text:s/>0 | 30 | <text:s/>0 | <text:s/>0 | 20 | 30 | <text:s/>0 | <text:s/>0 | <text:s/>0 |</text:span></text:p>
      <text:p text:style-name="P8"><text:span text:style-name="T2">prod4 : <text:s text:c="2"/>0 | <text:s/>0 | <text:s/>0 | <text:s/>0 | <text:s/>0 | <text:s/>0 | <text:s/>0 | <text:s/>0 | <text:s/>0 | <text:s/>0 | <text:s/>0 | <text:s/>0 |</text:span></text:p>
      <text:p text:style-name="P8"><text:span text:style-name="T2">prod5 : <text:s text:c="2"/>0 | <text:s/>0 | <text:s/>0 | <text:s/>0 | <text:s/>0 | <text:s/>0 |106 | <text:s/>0 |106 | <text:s/>0 | <text:s/>0 | <text:s/>0 |</text:span></text:p>
      <text:p text:style-name="P8"><text:span text:style-name="T2">prod6 : <text:s/>26 | <text:s/>0 | <text:s/>0 | <text:s/>0 | <text:s/>0 | 26 | <text:s/>0 | <text:s/>0 | <text:s/>0 | <text:s/>0 | 26 | <text:s/>0 |</text:span></text:p>
      <text:p text:style-name="P8"><text:span text:style-name="T2">prod7 : <text:s text:c="2"/>0 | <text:s/>0 | <text:s/>0 | <text:s/>0 | <text:s/>0 | <text:s/>0 | <text:s/>0 | <text:s/>0 | <text:s/>0 | <text:s/>0 | <text:s/>0 | <text:s/>0 |</text:span></text:p>
      <text:p text:style-name="P9"/>
      <text:p text:style-name="P8"><text:span text:style-name="T2">week <text:s/>: 3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<text:s/>0 | <text:s/>0 | <text:s/>0 | <text:s/>0 | <text:s/>0 | <text:s/>0 | <text:s/>0 |</text:span></text:p>
      <text:p text:style-name="P8"><text:span text:style-name="T2">prod2 : <text:s text:c="2"/>0 | <text:s/>0 | <text:s/>0 | 45 | <text:s/>0 | <text:s/>0 | <text:s/>0 | <text:s/>0 | <text:s/>0 | <text:s/>0 | <text:s/>0 | <text:s/>0 |</text:span></text:p>
      <text:p text:style-name="P8"><text:span text:style-name="T2">prod3 : <text:s text:c="2"/>0 | <text:s/>0 | <text:s/>0 | 30 | 30 | <text:s/>0 | <text:s/>0 | 30 | 30 | 30 | <text:s/>0 | <text:s/>0 |</text:span></text:p>
      <text:p text:style-name="P8"><text:span text:style-name="T2">prod4 : <text:s text:c="2"/>0 | <text:s/>0 | <text:s/>0 | <text:s/>0 | <text:s/>0 | <text:s/>0 | <text:s/>0 | <text:s/>0 | <text:s/>0 | <text:s/>0 | <text:s/>0 | <text:s/>0 |</text:span></text:p>
      <text:p text:style-name="P8"><text:span text:style-name="T2">prod5 : <text:s text:c="2"/>0 | <text:s/>0 |106 | <text:s/>0 | <text:s/>0 | <text:s/>0 | <text:s/>0 | <text:s/>0 |106 | <text:s/>0 | 86 | <text:s/>0 |</text:span></text:p>
      <text:p text:style-name="P8"><text:span text:style-name="T2">prod6 : <text:s/>20 | 26 | <text:s/>0 | <text:s/>2 | <text:s/>0 | <text:s/>0 | <text:s/>0 | <text:s/>0 | <text:s/>0 | <text:s/>0 | <text:s/>0 | 26 |</text:span></text:p>
      <text:p text:style-name="P8"><text:span text:style-name="T2">prod7 : <text:s text:c="2"/>0 | <text:s/>0 | <text:s/>0 | <text:s/>0 | <text:s/>0 | <text:s/>0 | <text:s/>0 | <text:s/>0 | <text:s/>0 | <text:s/>0 | <text:s/>0 | <text:s/>0 |</text:span></text:p>
      <text:p text:style-name="P9"/>
      <text:p text:style-name="P8"><text:span text:style-name="T2">week <text:s/>: 4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<text:s/>0 | <text:s/>0 | <text:s/>0 | <text:s/>0 | <text:s/>0 | <text:s/>0 | <text:s/>0 |</text:span></text:p>
      <text:p text:style-name="P8"><text:span text:style-name="T2">prod2 : <text:s text:c="2"/>0 | <text:s/>0 | <text:s/>0 | <text:s/>0 | <text:s/>0 | <text:s/>0 | <text:s/>0 | <text:s/>0 | <text:s/>0 | <text:s/>0 | <text:s/>0 | <text:s/>0 |</text:span></text:p>
      <text:p text:style-name="P8"><text:span text:style-name="T2">prod3 : <text:s text:c="2"/>0 | 30 | <text:s/>0 | 30 | <text:s/>0 | 30 | <text:s/>0 | 30 | <text:s/>0 | <text:s/>0 | <text:s/>0 | <text:s/>0 |</text:span></text:p>
      <text:p text:style-name="P8"><text:span text:style-name="T2">prod4 : <text:s text:c="2"/>0 | <text:s/>0 | <text:s/>0 | <text:s/>0 | <text:s/>0 | <text:s/>0 | <text:s/>0 | <text:s/>0 | <text:s/>0 | <text:s/>0 | <text:s/>0 | <text:s/>0 |</text:span></text:p>
      <text:p text:style-name="P8"><text:span text:style-name="T2">prod5 : <text:s text:c="2"/>0 | <text:s/>0 | <text:s/>0 | <text:s/>0 | <text:s/>0 | <text:s/>0 |106 | <text:s/>0 |106 | <text:s/>0 | <text:s/>0 | <text:s/>0 |</text:span></text:p>
      <text:p text:style-name="P8"><text:span text:style-name="T2">prod6 : <text:s text:c="2"/>0 | <text:s/>0 | <text:s/>0 | 26 | <text:s/>0 | <text:s/>0 | <text:s/>0 | <text:s/>0 | <text:s/>1 | <text:s/>0 | <text:s/>0 | 26 |</text:span></text:p>
      <text:p text:style-name="P8"><text:span text:style-name="T2">prod7 : <text:s text:c="2"/>0 | <text:s/>0 | <text:s/>0 | <text:s/>0 | <text:s/>0 | <text:s/>0 | <text:s/>0 | <text:s/>0 | <text:s/>0 | <text:s/>0 | <text:s/>0 | <text:s/>0 |</text:span></text:p>
      <text:p text:style-name="P9"/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oft-page-break/></text:p>
      <text:p text:style-name="P8"><text:span text:style-name="T2">month : June</text:span></text:p>
      <text:p text:style-name="P8"><text:span text:style-name="T2">week <text:s/>: 1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6 | <text:s/>0 | <text:s/>0 | 64 | <text:s/>0 | 64 | <text:s/>0 | <text:s/>0 | <text:s/>0 | 64 | <text:s/>0 | 64 |</text:span></text:p>
      <text:p text:style-name="P8"><text:span text:style-name="T2">prod2 : <text:s text:c="2"/>0 | <text:s/>0 | <text:s/>0 | <text:s/>0 | 41 | <text:s/>0 | <text:s/>0 | 45 | <text:s/>0 | <text:s/>0 | <text:s/>0 | <text:s/>0 |</text:span></text:p>
      <text:p text:style-name="P8"><text:span text:style-name="T2">prod3 : <text:s text:c="2"/>0 | <text:s/>0 | <text:s/>0 | <text:s/>0 | 30 | <text:s/>0 | <text:s/>0 | <text:s/>0 | 30 | <text:s/>0 | <text:s/>0 | <text:s/>0 |</text:span></text:p>
      <text:p text:style-name="P8"><text:span text:style-name="T2">prod4 : <text:s text:c="2"/>0 | <text:s/>0 | <text:s/>0 | <text:s/>0 | <text:s/>0 | 21 | 53 | <text:s/>0 | 53 | <text:s/>0 | <text:s/>0 | <text:s/>0 |</text:span></text:p>
      <text:p text:style-name="P8"><text:span text:style-name="T2">prod5 : <text:s/>67 | 89 | <text:s/>0 | <text:s/>0 | <text:s/>0 | <text:s/>0 |106 | <text:s/>0 |106 | <text:s/>0 | <text:s/>0 | <text:s/>0 |</text:span></text:p>
      <text:p text:style-name="P8"><text:span text:style-name="T2">prod6 : <text:s/>25 | 26 | 26 | <text:s/>0 | 13 | <text:s/>0 | <text:s/>0 | <text:s/>0 | <text:s/>0 | <text:s/>0 | 26 | <text:s/>0 |</text:span></text:p>
      <text:p text:style-name="P8"><text:span text:style-name="T2">prod7 : <text:s text:c="2"/>0 | <text:s/>0 | <text:s/>0 | <text:s/>0 | <text:s/>0 | <text:s/>0 | <text:s/>0 | <text:s/>0 | <text:s/>0 | <text:s/>0 | <text:s/>0 | <text:s/>0 |</text:span></text:p>
      <text:p text:style-name="P9"/>
      <text:p text:style-name="P8"><text:span text:style-name="T2">week <text:s/>: 2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64 | <text:s/>0 | 64 | <text:s/>0 | <text:s/>0 | <text:s/>0 | <text:s/>0 |</text:span></text:p>
      <text:p text:style-name="P8"><text:span text:style-name="T2">prod2 : <text:s text:c="2"/>0 | 45 | <text:s/>0 | 42 | <text:s/>2 | <text:s/>0 | <text:s/>0 | <text:s/>0 | <text:s/>0 | 45 | 45 | 45 |</text:span></text:p>
      <text:p text:style-name="P8"><text:span text:style-name="T2">prod3 : <text:s text:c="2"/>0 | <text:s/>0 | <text:s/>0 | <text:s/>0 | <text:s/>0 | 14 | <text:s/>0 | <text:s/>0 | 16 | <text:s/>0 | <text:s/>0 | <text:s/>0 |</text:span></text:p>
      <text:p text:style-name="P8"><text:span text:style-name="T2">prod4 : <text:s text:c="2"/>0 | <text:s/>0 | <text:s/>0 | <text:s/>0 | <text:s/>0 | 32 | <text:s/>0 | 32 | <text:s/>0 | <text:s/>0 | <text:s/>0 | <text:s/>0 |</text:span></text:p>
      <text:p text:style-name="P8"><text:span text:style-name="T2">prod5 : <text:s text:c="2"/>0 | <text:s/>0 | <text:s/>0 | <text:s/>0 | <text:s/>0 | <text:s/>0 |106 | <text:s/>0 |106 | <text:s/>0 | <text:s/>0 | <text:s/>0 |</text:span></text:p>
      <text:p text:style-name="P8"><text:span text:style-name="T2">prod6 : <text:s/>26 | <text:s/>2 | 26 | 11 | 26 | <text:s/>0 | <text:s/>1 | <text:s/>0 | <text:s/>1 | <text:s/>2 | <text:s/>2 | <text:s/>2 |</text:span></text:p>
      <text:p text:style-name="P8"><text:span text:style-name="T2">prod7 : <text:s text:c="2"/>0 | <text:s/>0 | <text:s/>0 | <text:s/>0 | 40 | <text:s/>0 | <text:s/>0 | <text:s/>0 | <text:s/>0 | <text:s/>0 | <text:s/>0 | <text:s/>0 |</text:span></text:p>
      <text:p text:style-name="P9"/>
      <text:p text:style-name="P8"><text:span text:style-name="T2">week <text:s/>: 3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4 | <text:s/>0 | 64 | <text:s/>8 | <text:s/>0 | <text:s/>0 | <text:s/>0 | <text:s/>0 | <text:s/>0 | 64 | <text:s/>0 | <text:s/>0 |</text:span></text:p>
      <text:p text:style-name="P8"><text:span text:style-name="T2">prod2 : <text:s text:c="2"/>0 | <text:s/>0 | <text:s/>0 | <text:s/>0 | 18 | 45 | <text:s/>0 | <text:s/>0 | <text:s/>0 | <text:s/>0 | <text:s/>0 | 45 |</text:span></text:p>
      <text:p text:style-name="P8"><text:span text:style-name="T2">prod3 : <text:s text:c="2"/>0 | <text:s/>0 | <text:s/>0 | <text:s/>0 | <text:s/>0 | <text:s/>0 | <text:s/>0 | <text:s/>0 | <text:s/>0 | <text:s/>0 | <text:s/>0 | <text:s/>0 |</text:span></text:p>
      <text:p text:style-name="P8"><text:span text:style-name="T2">prod4 : <text:s text:c="2"/>0 | <text:s/>0 | <text:s/>0 | <text:s/>0 | <text:s/>0 | <text:s/>0 | 53 | <text:s/>0 | <text:s/>0 | <text:s/>0 | <text:s/>0 | <text:s/>0 |</text:span></text:p>
      <text:p text:style-name="P8"><text:span text:style-name="T2">prod5 : <text:s text:c="2"/>0 | <text:s/>0 | <text:s/>0 | <text:s/>0 | <text:s/>0 | <text:s/>0 |106 | <text:s/>0 |106 | <text:s/>0 |106 | <text:s/>0 |</text:span></text:p>
      <text:p text:style-name="P8"><text:span text:style-name="T2">prod6 : <text:s/>26 | 26 | <text:s/>0 | 25 | 20 | <text:s/>2 | <text:s/>0 | 26 | <text:s/>1 | <text:s/>0 | <text:s/>1 | <text:s/>2 |</text:span></text:p>
      <text:p text:style-name="P8"><text:span text:style-name="T2">prod7 : <text:s text:c="2"/>0 | <text:s/>0 | <text:s/>0 | <text:s/>0 | 30 | <text:s/>0 | <text:s/>0 | <text:s/>0 | <text:s/>0 | <text:s/>0 | <text:s/>0 | <text:s/>0 |</text:span></text:p>
      <text:p text:style-name="P9"/>
      <text:p text:style-name="P8"><text:span text:style-name="T2">week <text:s/>: 4</text:span></text:p>
      <text:p text:style-name="P8"><text:span text:style-name="T2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8"><text:span text:style-name="T2">shift : <text:s/>1 <text:s/>| 2 <text:s/>| 1 <text:s/>| 2 <text:s/>| 1 <text:s/>| 2 <text:s/>| 1 <text:s/>| 2 <text:s/>| 1 <text:s/>| 2 <text:s/>| 1 <text:s/>| 2 <text:s/>|</text:span></text:p>
      <text:p text:style-name="P8"><text:span text:style-name="T2">prod1 : <text:s text:c="2"/>0 | <text:s/>0 | <text:s/>0 | <text:s/>0 | <text:s/>0 | <text:s/>0 | <text:s/>0 | <text:s/>0 | 20 | <text:s/>0 | <text:s/>0 | <text:s/>0 |</text:span></text:p>
      <text:p text:style-name="P8"><text:span text:style-name="T2">prod2 : <text:s text:c="2"/>0 | <text:s/>2 | <text:s/>2 | <text:s/>0 | 42 | <text:s/>0 | <text:s/>0 | 41 | <text:s/>0 | <text:s/>0 | <text:s/>0 | 45 |</text:span></text:p>
      <text:p text:style-name="P8"><text:span text:style-name="T2">prod3 : <text:s text:c="2"/>0 | <text:s/>0 | <text:s/>0 | <text:s/>0 | <text:s/>0 | <text:s/>0 | 30 | 30 | <text:s/>0 | <text:s/>0 | <text:s/>0 | <text:s/>0 |</text:span></text:p>
      <text:p text:style-name="P8"><text:span text:style-name="T2">prod4 : <text:s text:c="2"/>0 | <text:s/>0 | <text:s/>0 | <text:s/>0 | <text:s/>0 | 53 | 53 | <text:s/>0 | <text:s/>0 | <text:s/>0 | <text:s/>0 | <text:s/>0 |</text:span></text:p>
      <text:p text:style-name="P8"><text:span text:style-name="T2">prod5 : <text:s text:c="2"/>0 | <text:s/>0 | <text:s/>0 | <text:s/>0 | <text:s/>0 | <text:s/>0 |106 | <text:s/>0 | 57 | <text:s/>0 | 89 | <text:s/>0 |</text:span></text:p>
      <text:p text:style-name="P8"><text:span text:style-name="T2">prod6 : <text:s/>26 | 26 | 26 | 26 | 12 | <text:s/>0 | <text:s/>0 | 13 | 23 | 26 | 26 | <text:s/>2 |</text:span></text:p>
      <text:p text:style-name="P5"><text:span text:style-name="T2">prod7 : <text:s text:c="2"/>0 | 40 | <text:s/>0 | <text:s/>0 | <text:s/>0 | <text:s/>0 | <text:s/>0 | <text:s/>0 | <text:s/>0 | <text:s/>0 | <text:s/>0 | <text:s/>0 |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5:48:22.729730518</meta:creation-date>
    <dc:date>2016-10-11T15:57:04.257734493</dc:date>
    <meta:editing-duration>PT8M42S</meta:editing-duration>
    <meta:editing-cycles>1</meta:editing-cycles>
    <meta:document-statistic meta:table-count="0" meta:image-count="0" meta:object-count="0" meta:page-count="12" meta:paragraph-count="495" meta:word-count="10811" meta:character-count="30040" meta:non-whitespace-character-count="14048"/>
    <meta:generator>LibreOffice/5.1.4.2$Linux_X86_64 LibreOffice_project/10m0$Build-2</meta:generator>
  </office:meta>
</office:document-meta>
</file>